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"/>
  <manifest:file-entry manifest:full-path="ObjectReplacements/Object 1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adornments="Oblique" style:font-family-generic="roman" style:font-pitch="variable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OpenSymbol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149cm" fo:margin-left="0cm" fo:margin-right="0.002cm" table:align="margins" fo:background-color="transparent">
        <style:background-image/>
      </style:table-properties>
    </style:style>
    <style:style style:name="Tableau1.A" style:family="table-column">
      <style:table-column-properties style:column-width="2.081cm" style:rel-column-width="1180*"/>
    </style:style>
    <style:style style:name="Tableau1.B" style:family="table-column">
      <style:table-column-properties style:column-width="1.97cm" style:rel-column-width="1117*"/>
    </style:style>
    <style:style style:name="Tableau1.C" style:family="table-column">
      <style:table-column-properties style:column-width="2.598cm" style:rel-column-width="1473*"/>
    </style:style>
    <style:style style:name="Tableau1.D" style:family="table-column">
      <style:table-column-properties style:column-width="2.499cm" style:rel-column-width="1417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style:vertical-align="middle" fo:background-color="#ecf191" fo:padding="0.101cm" fo:border="0.5pt solid #000000">
        <style:background-image/>
      </style:table-cell-properties>
    </style:style>
    <style:style style:name="Tableau1.2" style:family="table-row">
      <style:table-row-properties style:row-height="1.199cm"/>
    </style:style>
    <style:style style:name="Tableau1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" style:family="table">
      <style:table-properties style:width="9.151cm" table:align="margins" fo:background-color="transparent">
        <style:background-image/>
      </style:table-properties>
    </style:style>
    <style:style style:name="Tableau13.A" style:family="table-column">
      <style:table-column-properties style:column-width="1.831cm" style:rel-column-width="13107*"/>
    </style:style>
    <style:style style:name="Tableau13.1" style:family="table-row">
      <style:table-row-properties style:row-height="0.801cm" fo:background-color="transparent">
        <style:background-image/>
      </style:table-row-properties>
    </style:style>
    <style:style style:name="Tableau13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3.E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13.A2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2" style:family="table-cell">
      <style:table-cell-properties fo:padding="0.097cm" fo:border-left="0.5pt solid #000000" fo:border-right="none" fo:border-top="none" fo:border-bottom="0.5pt solid #000000"/>
    </style:style>
    <style:style style:name="Tableau13.D2" style:family="table-cell">
      <style:table-cell-properties fo:padding="0.097cm" fo:border-left="0.5pt solid #000000" fo:border-right="none" fo:border-top="none" fo:border-bottom="0.5pt solid #000000"/>
    </style:style>
    <style:style style:name="Tableau13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13.B3" style:family="table-cell">
      <style:table-cell-properties fo:padding="0.097cm" fo:border-left="0.5pt solid #000000" fo:border-right="none" fo:border-top="none" fo:border-bottom="0.5pt solid #000000"/>
    </style:style>
    <style:style style:name="Tableau13.C3" style:family="table-cell">
      <style:table-cell-properties fo:padding="0.097cm" fo:border-left="0.5pt solid #000000" fo:border-right="none" fo:border-top="none" fo:border-bottom="0.5pt solid #000000"/>
    </style:style>
    <style:style style:name="Tableau13.D3" style:family="table-cell">
      <style:table-cell-properties fo:padding="0.097cm" fo:border-left="0.5pt solid #000000" fo:border-right="none" fo:border-top="none" fo:border-bottom="0.5pt solid #000000"/>
    </style:style>
    <style:style style:name="Tableau13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13.B4" style:family="table-cell">
      <style:table-cell-properties fo:padding="0.097cm" fo:border-left="0.5pt solid #000000" fo:border-right="none" fo:border-top="none" fo:border-bottom="0.5pt solid #000000"/>
    </style:style>
    <style:style style:name="Tableau13.C4" style:family="table-cell">
      <style:table-cell-properties fo:padding="0.097cm" fo:border-left="0.5pt solid #000000" fo:border-right="none" fo:border-top="none" fo:border-bottom="0.5pt solid #000000"/>
    </style:style>
    <style:style style:name="Tableau13.D4" style:family="table-cell">
      <style:table-cell-properties fo:padding="0.097cm" fo:border-left="0.5pt solid #000000" fo:border-right="none" fo:border-top="none" fo:border-bottom="0.5pt solid #000000"/>
    </style:style>
    <style:style style:name="Tableau13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13.B5" style:family="table-cell">
      <style:table-cell-properties fo:padding="0.097cm" fo:border-left="0.5pt solid #000000" fo:border-right="none" fo:border-top="none" fo:border-bottom="0.5pt solid #000000"/>
    </style:style>
    <style:style style:name="Tableau13.C5" style:family="table-cell">
      <style:table-cell-properties fo:padding="0.097cm" fo:border-left="0.5pt solid #000000" fo:border-right="none" fo:border-top="none" fo:border-bottom="0.5pt solid #000000"/>
    </style:style>
    <style:style style:name="Tableau13.D5" style:family="table-cell">
      <style:table-cell-properties fo:padding="0.097cm" fo:border-left="0.5pt solid #000000" fo:border-right="none" fo:border-top="none" fo:border-bottom="0.5pt solid #000000"/>
    </style:style>
    <style:style style:name="Tableau13.E5" style:family="table-cell">
      <style:table-cell-properties fo:padding="0.097cm" fo:border-left="0.5pt solid #000000" fo:border-right="0.5pt solid #000000" fo:border-top="none" fo:border-bottom="0.5pt solid #000000"/>
    </style:style>
    <style:style style:name="Tableau16" style:family="table">
      <style:table-properties style:width="9.151cm" table:align="margins" fo:background-color="transparent">
        <style:background-image/>
      </style:table-properties>
    </style:style>
    <style:style style:name="Tableau16.A" style:family="table-column">
      <style:table-column-properties style:column-width="1.831cm" style:rel-column-width="13107*"/>
    </style:style>
    <style:style style:name="Tableau16.1" style:family="table-row">
      <style:table-row-properties style:row-height="0.801cm" fo:background-color="transparent">
        <style:background-image/>
      </style:table-row-properties>
    </style:style>
    <style:style style:name="Tableau16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6.E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16.A2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6.C2" style:family="table-cell">
      <style:table-cell-properties fo:padding="0.097cm" fo:border-left="0.5pt solid #000000" fo:border-right="none" fo:border-top="none" fo:border-bottom="0.5pt solid #000000"/>
    </style:style>
    <style:style style:name="Tableau16.D2" style:family="table-cell">
      <style:table-cell-properties fo:padding="0.097cm" fo:border-left="0.5pt solid #000000" fo:border-right="none" fo:border-top="none" fo:border-bottom="0.5pt solid #000000"/>
    </style:style>
    <style:style style:name="Tableau16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16.B3" style:family="table-cell">
      <style:table-cell-properties fo:padding="0.097cm" fo:border-left="0.5pt solid #000000" fo:border-right="none" fo:border-top="none" fo:border-bottom="0.5pt solid #000000"/>
    </style:style>
    <style:style style:name="Tableau16.C3" style:family="table-cell">
      <style:table-cell-properties fo:padding="0.097cm" fo:border-left="0.5pt solid #000000" fo:border-right="none" fo:border-top="none" fo:border-bottom="0.5pt solid #000000"/>
    </style:style>
    <style:style style:name="Tableau16.D3" style:family="table-cell">
      <style:table-cell-properties fo:padding="0.097cm" fo:border-left="0.5pt solid #000000" fo:border-right="none" fo:border-top="none" fo:border-bottom="0.5pt solid #000000"/>
    </style:style>
    <style:style style:name="Tableau16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16.B4" style:family="table-cell">
      <style:table-cell-properties fo:padding="0.097cm" fo:border-left="0.5pt solid #000000" fo:border-right="none" fo:border-top="none" fo:border-bottom="0.5pt solid #000000"/>
    </style:style>
    <style:style style:name="Tableau16.C4" style:family="table-cell">
      <style:table-cell-properties fo:padding="0.097cm" fo:border-left="0.5pt solid #000000" fo:border-right="none" fo:border-top="none" fo:border-bottom="0.5pt solid #000000"/>
    </style:style>
    <style:style style:name="Tableau16.D4" style:family="table-cell">
      <style:table-cell-properties fo:padding="0.097cm" fo:border-left="0.5pt solid #000000" fo:border-right="none" fo:border-top="none" fo:border-bottom="0.5pt solid #000000"/>
    </style:style>
    <style:style style:name="Tableau16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16.B5" style:family="table-cell">
      <style:table-cell-properties fo:padding="0.097cm" fo:border-left="0.5pt solid #000000" fo:border-right="none" fo:border-top="none" fo:border-bottom="0.5pt solid #000000"/>
    </style:style>
    <style:style style:name="Tableau16.C5" style:family="table-cell">
      <style:table-cell-properties fo:padding="0.097cm" fo:border-left="0.5pt solid #000000" fo:border-right="none" fo:border-top="none" fo:border-bottom="0.5pt solid #000000"/>
    </style:style>
    <style:style style:name="Tableau16.D5" style:family="table-cell">
      <style:table-cell-properties fo:padding="0.097cm" fo:border-left="0.5pt solid #000000" fo:border-right="none" fo:border-top="none" fo:border-bottom="0.5pt solid #000000"/>
    </style:style>
    <style:style style:name="Tableau16.E5" style:family="table-cell">
      <style:table-cell-properties fo:padding="0.097cm" fo:border-left="0.5pt solid #000000" fo:border-right="0.5pt solid #000000" fo:border-top="none" fo:border-bottom="0.5pt solid #000000"/>
    </style:style>
    <style:style style:name="Tableau17" style:family="table">
      <style:table-properties style:width="8.996cm" table:align="left"/>
    </style:style>
    <style:style style:name="Tableau17.A" style:family="table-column">
      <style:table-column-properties style:column-width="3.6cm"/>
    </style:style>
    <style:style style:name="Tableau17.B" style:family="table-column">
      <style:table-column-properties style:column-width="1.15cm"/>
    </style:style>
    <style:style style:name="Tableau17.C" style:family="table-column">
      <style:table-column-properties style:column-width="1.148cm"/>
    </style:style>
    <style:style style:name="Tableau17.D" style:family="table-column">
      <style:table-column-properties style:column-width="1.101cm"/>
    </style:style>
    <style:style style:name="Tableau17.E" style:family="table-column">
      <style:table-column-properties style:column-width="1.997cm"/>
    </style:style>
    <style:style style:name="Tableau17.1" style:family="table-row">
      <style:table-row-properties style:row-height="1.199cm"/>
    </style:style>
    <style:style style:name="Tableau17.A1" style:family="table-cell">
      <style:table-cell-properties style:vertical-align="middle" fo:padding="0cm" fo:border="none"/>
    </style:style>
    <style:style style:name="Tableau17.E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308c81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484b7e" officeooo:paragraph-rsid="001a9295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2" fo:font-size="10pt" officeooo:rsid="002b5d53" officeooo:paragraph-rsid="002b5d53" style:font-size-asian="10pt" style:font-size-complex="10pt"/>
    </style:style>
    <style:style style:name="P25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officeooo:paragraph-rsid="004f16b7"/>
    </style:style>
    <style:style style:name="P26" style:family="paragraph" style:parent-style-name="_5f_Paragraphe_20_livret_20_réponse_20_élève">
      <style:paragraph-properties fo:margin-top="0cm" fo:margin-bottom="0cm" loext:contextual-spacing="false"/>
      <style:text-properties style:text-position="0% 100%" officeooo:paragraph-rsid="0063bc6d"/>
    </style:style>
    <style:style style:name="P27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>
        <style:tab-stops>
          <style:tab-stop style:position="1.131cm" style:leader-style="dotted" style:leader-text="."/>
          <style:tab-stop style:position="5.484cm" style:leader-style="dotted" style:leader-text="."/>
          <style:tab-stop style:position="6.253cm" style:leader-style="dotted" style:leader-text="."/>
          <style:tab-stop style:position="8.978cm" style:leader-style="dotted" style:leader-text="."/>
        </style:tab-stops>
      </style:paragraph-properties>
      <style:text-properties style:text-position="0% 100%" style:font-name="OpenSymbol" fo:font-size="10pt" fo:font-weight="bold" officeooo:paragraph-rsid="004f16b7" style:font-name-asian="Symbol" style:font-size-asian="10pt" style:font-weight-asian="bold" style:font-name-complex="Symbol" style:font-size-complex="10pt" style:font-weight-complex="bold"/>
    </style:style>
    <style:style style:name="P28" style:family="paragraph" style:parent-style-name="_5f_Paragraphe_20_livret_20_">
      <style:text-properties officeooo:paragraph-rsid="00609d49"/>
    </style:style>
    <style:style style:name="P29" style:family="paragraph" style:parent-style-name="Exo_5f_Num">
      <style:text-properties officeooo:paragraph-rsid="0063bc6d"/>
    </style:style>
    <style:style style:name="P30" style:family="paragraph" style:parent-style-name="Exo_5f_Num">
      <style:paragraph-properties fo:margin-top="0.6cm" fo:margin-bottom="0.101cm" loext:contextual-spacing="false"/>
    </style:style>
    <style:style style:name="P31" style:family="paragraph" style:parent-style-name="Exo_5f_Num">
      <style:paragraph-properties fo:margin-top="0.6cm" fo:margin-bottom="0.199cm" loext:contextual-spacing="false"/>
    </style:style>
    <style:style style:name="P32" style:family="paragraph" style:parent-style-name="Exo_5f_Num">
      <style:paragraph-properties fo:margin-top="0.499cm" fo:margin-bottom="0.199cm" loext:contextual-spacing="false"/>
    </style:style>
    <style:style style:name="P33" style:family="paragraph" style:parent-style-name="Exo_5f_Num">
      <style:paragraph-properties fo:margin-top="0.559cm" fo:margin-bottom="0.199cm" loext:contextual-spacing="false"/>
    </style:style>
    <style:style style:name="P34" style:family="paragraph" style:parent-style-name="Exo_5f_Num">
      <style:paragraph-properties fo:margin-top="0.58cm" fo:margin-bottom="0.101cm" loext:contextual-spacing="false"/>
    </style:style>
    <style:style style:name="P35" style:family="paragraph" style:parent-style-name="Exo_5f_Num" style:list-style-name="Num_5f_Exo">
      <style:paragraph-properties fo:margin-top="0.199cm" fo:margin-bottom="0.101cm" loext:contextual-spacing="false"/>
      <style:text-properties officeooo:paragraph-rsid="00484b7e"/>
    </style:style>
    <style:style style:name="P36" style:family="paragraph" style:parent-style-name="Exo_5f_Num">
      <style:paragraph-properties fo:margin-top="0.9cm" fo:margin-bottom="0.101cm" loext:contextual-spacing="false"/>
    </style:style>
    <style:style style:name="P37" style:family="paragraph" style:parent-style-name="Exo_5f_Num">
      <style:paragraph-properties fo:margin-top="1cm" fo:margin-bottom="0.101cm" loext:contextual-spacing="false"/>
    </style:style>
    <style:style style:name="P38" style:family="paragraph" style:parent-style-name="Exo_5f_Num">
      <style:paragraph-properties fo:margin-top="0.87cm" fo:margin-bottom="0.101cm" loext:contextual-spacing="false"/>
    </style:style>
    <style:style style:name="P39" style:family="paragraph" style:parent-style-name="FILET_5f_POINTILLES" style:list-style-name="liste_5f_abc"/>
    <style:style style:name="P40" style:family="paragraph" style:parent-style-name="FILET_5f_POINTILLES" style:list-style-name="liste_5f_abc">
      <style:text-properties officeooo:paragraph-rsid="007fba35"/>
    </style:style>
    <style:style style:name="P41" style:family="paragraph" style:parent-style-name="FILET_5f_POINTILLES" style:list-style-name="liste_5f_abc">
      <style:text-properties officeooo:paragraph-rsid="00785eec"/>
    </style:style>
    <style:style style:name="P42" style:family="paragraph" style:parent-style-name="FILET_5f_POINTILLES" style:list-style-name="liste_5f_abc">
      <style:text-properties officeooo:paragraph-rsid="008e4f08"/>
    </style:style>
    <style:style style:name="P43" style:family="paragraph" style:parent-style-name="Standard" style:list-style-name="liste_5f_abc">
      <style:text-properties officeooo:paragraph-rsid="00609d49"/>
    </style:style>
    <style:style style:name="P44" style:family="paragraph" style:parent-style-name="Standard" style:list-style-name="liste_5f_abc">
      <style:text-properties officeooo:paragraph-rsid="00796d6a"/>
    </style:style>
    <style:style style:name="P45" style:family="paragraph" style:parent-style-name="Standard" style:list-style-name="liste_5f_abc">
      <style:text-properties fo:font-size="10pt" fo:text-shadow="none" officeooo:paragraph-rsid="00609d49" style:font-size-asian="10pt" style:font-size-complex="10pt"/>
    </style:style>
    <style:style style:name="P46" style:family="paragraph" style:parent-style-name="Standard" style:list-style-name="liste_5f_abc">
      <style:text-properties fo:font-size="10pt" officeooo:paragraph-rsid="00796d6a" style:font-size-asian="10pt" style:font-size-complex="10pt"/>
    </style:style>
    <style:style style:name="P47" style:family="paragraph" style:parent-style-name="Standard" style:list-style-name="liste_5f_abc">
      <style:text-properties fo:font-size="10pt" officeooo:paragraph-rsid="00609d49" style:font-size-asian="10pt" style:font-size-complex="10pt"/>
    </style:style>
    <style:style style:name="P48" style:family="paragraph" style:parent-style-name="Standard" style:list-style-name="liste_5f_abc">
      <style:text-properties fo:color="#000000" style:font-name="Bitstream Vera Sans2" fo:font-size="10pt" officeooo:rsid="00210672" officeooo:paragraph-rsid="00796d6a" style:font-size-asian="10pt" style:font-size-complex="10pt"/>
    </style:style>
    <style:style style:name="P49" style:family="paragraph" style:parent-style-name="Standard" style:list-style-name="_5f_Numérotation_20_des_20_exercices_20_livrets">
      <style:paragraph-properties fo:margin-left="0cm" fo:margin-right="0cm" fo:margin-top="0.199cm" fo:margin-bottom="0.101cm" loext:contextual-spacing="false" fo:text-indent="0cm" style:auto-text-indent="false" style:shadow="none"/>
      <style:text-properties fo:color="#cc0000" style:font-name="Bitstream Vera Sans2" fo:font-size="10pt" fo:font-weight="bold" officeooo:rsid="00210672" officeooo:paragraph-rsid="00484b7e" style:font-size-asian="10pt" style:font-weight-asian="bold" style:font-size-complex="10pt" style:font-weight-complex="bold"/>
    </style:style>
    <style:style style:name="P50" style:family="paragraph" style:parent-style-name="Standard" style:master-page-name="_5f_Fiche_20_éditeur_20_série_20_2_20_une_20_colonne_20_impaire_20__28_G_29_">
      <style:paragraph-properties style:page-number="29" fo:break-before="auto" fo:break-after="auto"/>
      <style:text-properties style:font-name="Bitstream Vera Sans2" fo:font-size="10pt" fo:font-weight="bold" officeooo:paragraph-rsid="001f6820" style:font-size-asian="10pt" style:font-weight-asian="bold" style:font-size-complex="10pt" style:font-weight-complex="bold"/>
    </style:style>
    <style:style style:name="P51" style:family="paragraph" style:parent-style-name="Standard" style:list-style-name="liste_5f_abc">
      <style:paragraph-properties fo:margin-top="0.101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7fba35"/>
    </style:style>
    <style:style style:name="P52" style:family="paragraph" style:parent-style-name="Table_20_Contents" style:list-style-name="liste_5f_abc">
      <style:paragraph-properties fo:margin-top="0cm" fo:margin-bottom="0cm" loext:contextual-spacing="false" fo:line-height="100%" fo:text-align="center" style:justify-single-word="false"/>
      <style:text-properties style:font-name="Bitstream Vera Sans2" officeooo:paragraph-rsid="004f16b7"/>
    </style:style>
    <style:style style:name="P53" style:family="paragraph" style:parent-style-name="Table_20_Contents" style:list-style-name="liste_5f_abc">
      <style:paragraph-properties fo:margin-top="0cm" fo:margin-bottom="0cm" loext:contextual-spacing="false" fo:line-height="100%" fo:text-align="center" style:justify-single-word="false"/>
      <style:text-properties style:font-name="Bitstream Vera Sans2" fo:font-size="10pt" officeooo:paragraph-rsid="004f16b7" style:font-size-asian="10pt" style:font-size-complex="10pt"/>
    </style:style>
    <style:style style:name="P54" style:family="paragraph" style:parent-style-name="Table_20_Contents" style:list-style-name="liste_5f_abc">
      <style:paragraph-properties fo:margin-top="0cm" fo:margin-bottom="0cm" loext:contextual-spacing="false" fo:line-height="100%" fo:text-align="center" style:justify-single-word="false"/>
      <style:text-properties style:font-name="OpenSymbol2" fo:font-size="10pt" fo:font-weight="bold" officeooo:paragraph-rsid="004f16b7" style:font-name-asian="Symbol" style:font-size-asian="10pt" style:font-weight-asian="bold" style:font-name-complex="Symbol" style:font-size-complex="10pt" style:font-weight-complex="bold"/>
    </style:style>
    <style:style style:name="P55" style:family="paragraph" style:parent-style-name="Table_20_Contents" style:list-style-name="liste_5f_abc">
      <style:paragraph-properties fo:margin-top="0cm" fo:margin-bottom="0cm" loext:contextual-spacing="false" fo:text-align="end" style:justify-single-word="false">
        <style:tab-stops>
          <style:tab-stop style:position="3.678cm"/>
        </style:tab-stops>
      </style:paragraph-properties>
      <style:text-properties style:font-name="Webdings" fo:font-size="6pt" fo:font-style="normal" fo:font-weight="normal" officeooo:paragraph-rsid="005b80c0" style:font-name-asian="Webdings" style:font-size-asian="6pt" style:font-style-asian="normal" style:font-weight-asian="normal" style:font-name-complex="Webdings" style:font-size-complex="6pt" style:font-style-complex="normal" style:font-weight-complex="normal"/>
    </style:style>
    <style:style style:name="P56" style:family="paragraph" style:parent-style-name="Table_20_Contents" style:list-style-name="liste_5f_abc">
      <style:paragraph-properties fo:margin-top="0cm" fo:margin-bottom="0cm" loext:contextual-spacing="false" fo:text-align="start" style:justify-single-word="false">
        <style:tab-stops>
          <style:tab-stop style:position="3.678cm"/>
        </style:tab-stops>
      </style:paragraph-properties>
      <style:text-properties style:font-name="Webdings" fo:font-size="6pt" fo:font-style="normal" fo:font-weight="normal" officeooo:paragraph-rsid="005b80c0" style:font-name-asian="Webdings" style:font-size-asian="6pt" style:font-style-asian="normal" style:font-weight-asian="normal" style:font-name-complex="Webdings" style:font-size-complex="6pt" style:font-style-complex="normal" style:font-weight-complex="normal"/>
    </style:style>
    <style:style style:name="P57" style:family="paragraph" style:parent-style-name="Table_20_Contents" style:list-style-name="liste_5f_abc">
      <style:paragraph-properties fo:margin-top="0cm" fo:margin-bottom="0cm" loext:contextual-spacing="false" fo:text-align="end" style:justify-single-word="false"/>
      <style:text-properties fo:font-style="normal" fo:font-weight="normal" officeooo:paragraph-rsid="005b80c0" style:font-style-asian="normal" style:font-weight-asian="normal" style:font-style-complex="normal" style:font-weight-complex="normal"/>
    </style:style>
    <style:style style:name="P58" style:family="paragraph" style:parent-style-name="Table_20_Contents" style:list-style-name="liste_5f_abc">
      <style:paragraph-properties fo:margin-top="0cm" fo:margin-bottom="0cm" loext:contextual-spacing="false" fo:text-align="start" style:justify-single-word="false"/>
      <style:text-properties fo:font-style="normal" fo:font-weight="normal" officeooo:paragraph-rsid="005b80c0" style:font-style-asian="normal" style:font-weight-asian="normal" style:font-style-complex="normal" style:font-weight-complex="normal"/>
    </style:style>
    <style:style style:name="P59" style:family="paragraph" style:parent-style-name="Table_20_Contents" style:list-style-name="liste_5f_abc">
      <style:paragraph-properties fo:margin-top="0cm" fo:margin-bottom="0cm" loext:contextual-spacing="false" fo:text-align="justify" style:justify-single-word="false"/>
      <style:text-properties fo:font-size="6pt" fo:font-style="normal" fo:font-weight="normal" officeooo:paragraph-rsid="005b80c0" style:font-size-asian="6pt" style:font-style-asian="normal" style:font-weight-asian="normal" style:font-size-complex="6pt" style:font-style-complex="normal" style:font-weight-complex="normal"/>
    </style:style>
    <style:style style:name="P60" style:family="paragraph" style:parent-style-name="Table_20_Heading" style:list-style-name="liste_5f_abc">
      <style:paragraph-properties fo:margin-top="0cm" fo:margin-bottom="0cm" loext:contextual-spacing="false" fo:text-align="end" style:justify-single-word="false"/>
      <style:text-properties fo:font-style="normal" fo:font-weight="normal" officeooo:paragraph-rsid="005b80c0" style:font-style-asian="normal" style:font-weight-asian="normal" style:font-style-complex="normal" style:font-weight-complex="normal"/>
    </style:style>
    <style:style style:name="P61" style:family="paragraph" style:parent-style-name="Table_20_Heading" style:list-style-name="liste_5f_abc">
      <style:paragraph-properties fo:margin-top="0cm" fo:margin-bottom="0cm" loext:contextual-spacing="false" fo:text-align="start" style:justify-single-word="false"/>
      <style:text-properties fo:font-style="normal" fo:font-weight="normal" officeooo:paragraph-rsid="005b80c0" style:font-style-asian="normal" style:font-weight-asian="normal" style:font-style-complex="normal" style:font-weight-complex="normal"/>
    </style:style>
    <style:style style:name="P62" style:family="paragraph" style:parent-style-name="Table_20_Heading" style:list-style-name="liste_5f_abc">
      <style:paragraph-properties fo:margin-top="0cm" fo:margin-bottom="0cm" loext:contextual-spacing="false"/>
      <style:text-properties fo:font-size="6pt" fo:font-style="normal" fo:font-weight="normal" officeooo:paragraph-rsid="005b80c0" style:font-size-asian="6pt" style:font-style-asian="normal" style:font-weight-asian="normal" style:font-size-complex="6pt" style:font-style-complex="normal" style:font-weight-complex="normal"/>
    </style:style>
    <style:style style:name="P63" style:family="paragraph" style:parent-style-name="Table_20_Heading">
      <style:paragraph-properties fo:margin-top="0cm" fo:margin-bottom="0cm" loext:contextual-spacing="false" fo:text-align="center" style:justify-single-word="false"/>
      <style:text-properties style:font-name="Bitstream Vera Sans2" fo:font-size="9pt" fo:font-style="normal" fo:font-weight="bold" officeooo:paragraph-rsid="004c549f" style:font-size-asian="9pt" style:font-style-asian="normal" style:font-weight-asian="bold" style:font-size-complex="9pt" style:font-style-complex="normal" style:font-weight-complex="bold"/>
    </style:style>
    <style:style style:name="P64" style:family="paragraph" style:parent-style-name="_5f_Paragraphe_20_livret_20_">
      <style:paragraph-properties fo:text-align="center" style:justify-single-word="false"/>
      <style:text-properties officeooo:paragraph-rsid="009166c9"/>
    </style:style>
    <style:style style:name="P65" style:family="paragraph" style:parent-style-name="_5f_Paragraphe_20_livret_20_">
      <style:paragraph-properties fo:margin-top="0.199cm" fo:margin-bottom="0.101cm" loext:contextual-spacing="false" fo:text-align="center" style:justify-single-word="false"/>
      <style:text-properties officeooo:paragraph-rsid="009166c9"/>
    </style:style>
    <style:style style:name="P66" style:family="paragraph" style:parent-style-name="_5f_Paragraphe_20_livret_20_" style:list-style-name="liste_5f_abc">
      <style:paragraph-properties fo:margin-top="0.199cm" fo:margin-bottom="0.101cm" loext:contextual-spacing="false" fo:text-align="center" style:justify-single-word="false"/>
      <style:text-properties officeooo:paragraph-rsid="009166c9"/>
    </style:style>
    <style:style style:name="P67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</style:style>
    <style:style style:name="P68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13f0d"/>
    </style:style>
    <style:style style:name="P69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fba35"/>
    </style:style>
    <style:style style:name="P70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style:text-position="0% 100%" officeooo:paragraph-rsid="007fba35"/>
    </style:style>
    <style:style style:name="P71" style:family="paragraph" style:parent-style-name="_5f_Paragraphe_20_livret_20_réponse_20_élève" style:list-style-name="liste_5f_abc">
      <style:text-properties style:text-line-through-style="none" style:text-line-through-type="none" officeooo:paragraph-rsid="00796d6a"/>
    </style:style>
    <style:style style:name="P72" style:family="paragraph" style:parent-style-name="_5f_Paragraphe_20_livret_20_réponse_20_élève">
      <style:paragraph-properties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font-size="9pt" officeooo:paragraph-rsid="004c549f" style:font-size-asian="9pt" style:font-size-complex="9pt"/>
    </style:style>
    <style:style style:name="P73" style:family="paragraph" style:parent-style-name="_5f_Paragraphe_20_livret_20_réponse_20_élève">
      <style:paragraph-properties fo:text-align="center" style:justify-single-word="false"/>
      <style:text-properties fo:font-size="9pt" officeooo:paragraph-rsid="004c549f" style:font-size-asian="9pt" style:font-size-complex="9pt"/>
    </style:style>
    <style:style style:name="P74" style:family="paragraph" style:parent-style-name="_5f_Paragraphe_20_livret_20_réponse_20_élève" style:list-style-name="liste_5f_abc">
      <style:paragraph-properties fo:margin-top="0cm" fo:margin-bottom="0cm" loext:contextual-spacing="false" fo:line-height="100%" fo:text-align="center" style:justify-single-word="false"/>
      <style:text-properties officeooo:paragraph-rsid="004f16b7"/>
    </style:style>
    <style:style style:name="P75" style:family="paragraph" style:parent-style-name="_5f_Paragraphe_20_livret_20_réponse_20_élève" style:list-style-name="liste_5f_abc">
      <style:paragraph-properties fo:margin-top="0cm" fo:margin-bottom="0cm" loext:contextual-spacing="false" fo:line-height="100%"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officeooo:paragraph-rsid="004f16b7"/>
    </style:style>
    <style:style style:name="P76" style:family="paragraph" style:parent-style-name="_5f_Paragraphe_20_livret_20_réponse_20_élève" style:list-style-name="liste_5f_abc">
      <style:paragraph-properties fo:margin-top="0cm" fo:margin-bottom="0cm" loext:contextual-spacing="false" style:line-height-at-least="1.199cm">
        <style:tab-stops>
          <style:tab-stop style:position="9.2cm" style:type="right" style:leader-style="dotted" style:leader-text="."/>
        </style:tab-stops>
      </style:paragraph-properties>
      <style:text-properties officeooo:paragraph-rsid="007fba35"/>
    </style:style>
    <style:style style:name="P77" style:family="paragraph" style:parent-style-name="_5f_Paragraphe_20_livret_20_réponse_20_élève" style:list-style-name="liste_5f_abc">
      <style:paragraph-properties fo:margin-top="0cm" fo:margin-bottom="0cm" loext:contextual-spacing="false"/>
      <style:text-properties officeooo:paragraph-rsid="0063bc6d"/>
    </style:style>
    <style:style style:name="P78" style:family="paragraph" style:parent-style-name="_5f_Paragraphe_20_livret_20_réponse_20_élève" style:list-style-name="liste_5f_abc">
      <style:paragraph-properties fo:margin-top="0cm" fo:margin-bottom="0cm" loext:contextual-spacing="false"/>
      <style:text-properties style:text-position="super 58%" officeooo:paragraph-rsid="0063bc6d"/>
    </style:style>
    <style:style style:name="P79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29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4c549f" style:font-size-asian="9pt" style:font-size-complex="9pt"/>
    </style:style>
    <style:style style:name="P80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/>
      <style:text-properties fo:font-size="9pt" officeooo:paragraph-rsid="004c549f" style:font-size-asian="9pt" style:font-size-complex="9pt"/>
    </style:style>
    <style:style style:name="P81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font-size="9pt" officeooo:paragraph-rsid="004c549f" style:font-size-asian="9pt" style:font-size-complex="9pt"/>
    </style:style>
    <style:style style:name="P82" style:family="paragraph" style:parent-style-name="_5f_Paragraphe_20_livret_20_réponse_20_élève" style:list-style-name="liste_5f_abc">
      <style:paragraph-properties fo:margin-top="0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7fba35"/>
    </style:style>
    <style:style style:name="P83" style:family="paragraph" style:parent-style-name="_5f_Paragraphe_20_livret_20_réponse_20_élève" style:list-style-name="liste_5f_abc">
      <style:paragraph-properties fo:margin-top="0.4cm" fo:margin-bottom="0cm" loext:contextual-spacing="false"/>
    </style:style>
    <style:style style:name="P84" style:family="paragraph" style:parent-style-name="_5f_Paragraphe_20_livret_20_réponse_20_élève" style:list-style-name="liste_5f_abc">
      <style:paragraph-properties fo:margin-top="0.3cm" fo:margin-bottom="0cm" loext:contextual-spacing="false"/>
    </style:style>
    <style:style style:name="P85" style:family="paragraph" style:parent-style-name="_5f_Paragraphe_20_livret_20_réponse_20_élève" style:list-style-name="liste_5f_abc">
      <style:paragraph-properties fo:margin-top="0.3cm" fo:margin-bottom="0cm" loext:contextual-spacing="false"/>
      <style:text-properties officeooo:paragraph-rsid="00796d6a"/>
    </style:style>
    <style:style style:name="P86" style:family="paragraph" style:parent-style-name="_5f_Paragraphe_20_livret_20_réponse_20_élève" style:list-style-name="liste_5f_abc">
      <style:paragraph-properties fo:margin-top="0.3cm" fo:margin-bottom="0cm" loext:contextual-spacing="false"/>
      <style:text-properties officeooo:paragraph-rsid="0079c992"/>
    </style:style>
    <style:style style:name="P87" style:family="paragraph" style:parent-style-name="_5f_Paragraphe_20_livret_20_réponse_20_élève" style:list-style-name="liste_5f_abc">
      <style:paragraph-properties fo:margin-top="0cm" fo:margin-bottom="0.049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7fba35"/>
    </style:style>
    <style:style style:name="P88" style:family="paragraph" style:parent-style-name="_5f_Paragraphe_20_énoncé_20_après_20_numéro" style:master-page-name="">
      <style:paragraph-properties fo:margin-top="0cm" fo:margin-bottom="0cm" loext:contextual-spacing="false" style:page-number="auto" fo:break-before="auto" fo:break-after="auto" style:shadow="none"/>
      <style:text-properties officeooo:paragraph-rsid="00484b7e"/>
    </style:style>
    <style:style style:name="P89" style:family="paragraph" style:parent-style-name="_5f_Pied_20_de_20_page" style:list-style-name="">
      <style:paragraph-properties fo:text-align="end" style:justify-single-word="false"/>
    </style:style>
    <style:style style:name="P90" style:family="paragraph" style:parent-style-name="_5f_Pied_20_de_20_page">
      <style:paragraph-properties fo:text-align="end" style:justify-single-word="false"/>
    </style:style>
    <style:style style:name="P91" style:family="paragraph" style:parent-style-name="_5f_Pied_20_de_20_page" style:list-style-name=""/>
    <style:style style:name="P9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3" style:family="paragraph">
      <style:paragraph-properties fo:text-align="center"/>
    </style:style>
    <style:style style:name="P94" style:family="paragraph">
      <style:paragraph-properties fo:margin-top="0cm" fo:margin-bottom="0.199cm" fo:text-align="center" style:writing-mode="lr-tb"/>
    </style:style>
    <style:style style:name="P95" style:family="paragraph">
      <loext:graphic-properties draw:fill-color="#d3802b"/>
      <style:paragraph-properties fo:margin-top="0cm" fo:margin-bottom="0.199cm" fo:text-align="center" style:writing-mode="lr-tb"/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P9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98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75b6ad"/>
    </style:style>
    <style:style style:name="T6" style:family="text">
      <style:text-properties officeooo:rsid="00308c81"/>
    </style:style>
    <style:style style:name="T7" style:family="text">
      <style:text-properties officeooo:rsid="00484b7e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Bitstream Vera Sans2" fo:font-size="10pt" fo:font-style="normal" style:font-size-asian="10pt" style:font-style-asian="normal" style:font-size-complex="10pt" style:font-style-complex="normal"/>
    </style:style>
    <style:style style:name="T10" style:family="text">
      <style:text-properties style:text-position="0% 100%" officeooo:rsid="0028d8f1"/>
    </style:style>
    <style:style style:name="T11" style:family="text">
      <style:text-properties style:text-position="0% 100%" style:font-name="OpenSymbol"/>
    </style:style>
    <style:style style:name="T12" style:family="text">
      <style:text-properties style:text-position="0% 100%" style:font-name="OpenSymbol" officeooo:rsid="0028d8f1"/>
    </style:style>
    <style:style style:name="T13" style:family="text">
      <style:text-properties style:text-position="0% 100%" style:font-name="OpenSymbol" fo:font-size="10pt" officeooo:rsid="0028d8f1" style:font-size-asian="10pt" style:font-size-complex="10pt"/>
    </style:style>
    <style:style style:name="T14" style:family="text">
      <style:text-properties style:text-position="0% 100%" fo:text-shadow="none" fo:font-weight="normal" style:font-weight-asian="normal" style:font-weight-complex="normal"/>
    </style:style>
    <style:style style:name="T15" style:family="text">
      <style:text-properties style:text-position="0% 100%" fo:text-shadow="none" fo:font-weight="normal" officeooo:rsid="00609d49" style:font-weight-asian="normal" style:font-weight-complex="normal"/>
    </style:style>
    <style:style style:name="T16" style:family="text">
      <style:text-properties style:text-position="0% 100%" fo:text-shadow="none" fo:font-weight="normal" officeooo:rsid="0060c572" style:font-weight-asian="normal" style:font-weight-complex="normal"/>
    </style:style>
    <style:style style:name="T17" style:family="text">
      <style:text-properties style:text-position="0% 100%" fo:text-shadow="none" fo:font-weight="normal" officeooo:rsid="0026a645" style:font-name-asian="Times New Roman" style:font-weight-asian="normal" style:font-name-complex="Times New Roman" style:font-weight-complex="normal"/>
    </style:style>
    <style:style style:name="T18" style:family="text">
      <style:text-properties style:text-position="0% 100%" fo:text-shadow="none" fo:font-weight="normal" officeooo:rsid="00609d49" style:font-name-asian="Times New Roman" style:font-weight-asian="normal" style:font-name-complex="Times New Roman" style:font-weight-complex="normal"/>
    </style:style>
    <style:style style:name="T19" style:family="text">
      <style:text-properties style:text-position="0% 100%" fo:text-shadow="none" fo:font-weight="normal" officeooo:rsid="00609d4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0" style:family="text">
      <style:text-properties style:text-position="0% 100%" fo:text-shadow="none" fo:font-weight="normal" officeooo:rsid="00609d49" style:font-style-asian="normal" style:font-weight-asian="normal" style:font-style-complex="normal" style:font-weight-complex="normal"/>
    </style:style>
    <style:style style:name="T21" style:family="text">
      <style:text-properties style:text-position="0% 100%" fo:font-size="10pt" fo:text-shadow="none" fo:font-weight="normal" officeooo:rsid="0060c572" style:font-name-asian="Times New Roman" style:font-size-asian="10pt" style:font-weight-asian="normal" style:font-name-complex="Times New Roman" style:font-size-complex="10pt" style:font-weight-complex="normal"/>
    </style:style>
    <style:style style:name="T22" style:family="text">
      <style:text-properties style:text-position="0% 100%" officeooo:rsid="0063bc6d"/>
    </style:style>
    <style:style style:name="T23" style:family="text">
      <style:text-properties style:text-position="0% 100%" officeooo:rsid="0074fa80"/>
    </style:style>
    <style:style style:name="T24" style:family="text">
      <style:text-properties style:text-position="super 58%"/>
    </style:style>
    <style:style style:name="T25" style:family="text">
      <style:text-properties style:text-position="super 58%" officeooo:rsid="0029a46f"/>
    </style:style>
    <style:style style:name="T26" style:family="text">
      <style:text-properties style:text-position="super 58%" officeooo:rsid="002c29b6"/>
    </style:style>
    <style:style style:name="T27" style:family="text">
      <style:text-properties style:text-position="super 58%" officeooo:rsid="0028d8f1"/>
    </style:style>
    <style:style style:name="T28" style:family="text">
      <style:text-properties style:text-position="super 58%" fo:text-shadow="none" fo:font-weight="normal" officeooo:rsid="00609d49" style:font-name-asian="Times New Roman" style:font-weight-asian="normal" style:font-name-complex="Times New Roman" style:font-weight-complex="normal"/>
    </style:style>
    <style:style style:name="T29" style:family="text">
      <style:text-properties style:text-position="super 58%" fo:text-shadow="none" fo:font-weight="normal" officeooo:rsid="0026a645" style:font-name-asian="Times New Roman" style:font-weight-asian="normal" style:font-name-complex="Times New Roman" style:font-weight-complex="normal"/>
    </style:style>
    <style:style style:name="T30" style:family="text">
      <style:text-properties style:text-position="super 58%" fo:text-shadow="none" fo:font-weight="normal" officeooo:rsid="0060c572" style:font-name-asian="Times New Roman" style:font-weight-asian="normal" style:font-name-complex="Times New Roman" style:font-weight-complex="normal"/>
    </style:style>
    <style:style style:name="T31" style:family="text">
      <style:text-properties style:text-position="super 58%" officeooo:rsid="0063bc6d"/>
    </style:style>
    <style:style style:name="T32" style:family="text">
      <style:text-properties style:text-position="super 58%" officeooo:rsid="0074fa80"/>
    </style:style>
    <style:style style:name="T33" style:family="text">
      <style:text-properties fo:color="#000000"/>
    </style:style>
    <style:style style:name="T34" style:family="text">
      <style:text-properties fo:color="#000000" style:text-position="0% 100%"/>
    </style:style>
    <style:style style:name="T35" style:family="text">
      <style:text-properties fo:color="#000000" style:text-position="0% 100%" style:font-name="Bitstream Vera Sans2" fo:font-size="10pt" fo:font-style="normal" style:font-size-asian="10pt" style:font-style-asian="normal" style:font-size-complex="10pt" style:font-style-complex="normal"/>
    </style:style>
    <style:style style:name="T36" style:family="text">
      <style:text-properties fo:color="#000000" style:text-position="0% 100%" style:font-name="Bitstream Vera Sans2" fo:font-size="10pt" fo:font-style="normal" officeooo:rsid="0042145e" style:font-size-asian="10pt" style:font-style-asian="normal" style:font-size-complex="10pt" style:font-style-complex="normal"/>
    </style:style>
    <style:style style:name="T37" style:family="text">
      <style:text-properties fo:color="#000000" style:text-position="0% 100%" style:font-name="Bitstream Vera Sans" fo:font-size="10pt" fo:font-style="normal" fo:text-shadow="none" fo:font-weight="normal" officeooo:rsid="0026a64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8" style:family="text">
      <style:text-properties fo:color="#000000" style:text-position="0% 100%" style:font-name="Bitstream Vera Sans" fo:font-size="10pt" fo:font-style="normal" fo:text-shadow="none" fo:font-weight="normal" officeooo:rsid="00609d4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9" style:family="text">
      <style:text-properties fo:color="#000000" style:text-position="0% 100%" style:font-size-asian="10pt" style:font-style-asian="normal" style:font-size-complex="10pt" style:font-style-complex="normal"/>
    </style:style>
    <style:style style:name="T40" style:family="text">
      <style:text-properties fo:color="#000000" style:text-position="0% 100%" officeooo:rsid="004f4957" style:font-size-asian="10pt" style:font-style-asian="normal" style:font-size-complex="10pt" style:font-style-complex="normal"/>
    </style:style>
    <style:style style:name="T41" style:family="text">
      <style:text-properties fo:color="#000000" style:text-position="0% 100%" officeooo:rsid="004f4957"/>
    </style:style>
    <style:style style:name="T42" style:family="text">
      <style:text-properties fo:color="#000000" style:text-position="0% 100%" style:font-name="OpenSymbol" fo:font-size="10pt" fo:font-style="normal" fo:text-shadow="none" fo:font-weight="normal" officeooo:rsid="0026a64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3" style:family="text">
      <style:text-properties fo:color="#000000" style:text-position="0% 100%" style:font-name="OpenSymbol" fo:font-size="10pt" fo:font-style="normal" fo:text-shadow="none" fo:font-weight="normal" officeooo:rsid="00609d4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4" style:family="text">
      <style:text-properties fo:color="#000000" style:text-position="0% 100%" style:font-name="OpenSymbol" officeooo:rsid="004f4957"/>
    </style:style>
    <style:style style:name="T45" style:family="text">
      <style:text-properties fo:color="#000000" style:text-position="0% 100%" fo:text-shadow="none" fo:font-weight="normal" officeooo:rsid="00609d49" style:font-size-asian="10pt" style:font-weight-asian="normal" style:font-size-complex="10pt" style:font-weight-complex="normal"/>
    </style:style>
    <style:style style:name="T46" style:family="text">
      <style:text-properties fo:color="#000000" style:text-position="0% 100%" fo:text-shadow="none" fo:font-weight="normal" officeooo:rsid="00609d49" style:font-style-asian="normal" style:font-weight-asian="normal" style:font-style-complex="normal" style:font-weight-complex="normal"/>
    </style:style>
    <style:style style:name="T47" style:family="text">
      <style:text-properties fo:color="#000000" style:text-position="0% 100%" fo:text-shadow="none" fo:font-weight="normal" officeooo:rsid="004f4957" style:font-weight-asian="normal" style:font-weight-complex="normal"/>
    </style:style>
    <style:style style:name="T48" style:family="text">
      <style:text-properties fo:color="#000000" style:text-position="0% 100%" fo:font-size="10pt" officeooo:rsid="004b52ae" style:font-size-asian="10pt" style:font-size-complex="10pt"/>
    </style:style>
    <style:style style:name="T49" style:family="text">
      <style:text-properties fo:color="#000000" style:text-position="0% 100%" style:font-name="Bitstream Vera Sans1" fo:font-size="10pt" officeooo:rsid="0086c035"/>
    </style:style>
    <style:style style:name="T50" style:family="text">
      <style:text-properties fo:color="#000000" style:text-position="0% 100%" style:font-name="Bitstream Vera Sans3" fo:font-size="10pt" fo:font-style="normal" officeooo:rsid="0086c035" fo:background-color="transparent" loext:char-shading-value="0"/>
    </style:style>
    <style:style style:name="T51" style:family="text">
      <style:text-properties fo:color="#000000" style:text-position="super 58%" style:font-size-asian="10pt" style:font-style-asian="normal" style:font-size-complex="10pt" style:font-style-complex="normal"/>
    </style:style>
    <style:style style:name="T52" style:family="text">
      <style:text-properties fo:color="#000000" style:text-position="super 58%" officeooo:rsid="002c29b6" style:font-size-asian="10pt" style:font-style-asian="normal" style:font-size-complex="10pt" style:font-style-complex="normal"/>
    </style:style>
    <style:style style:name="T53" style:family="text">
      <style:text-properties fo:color="#000000" style:text-position="super 58%" officeooo:rsid="004f4957"/>
    </style:style>
    <style:style style:name="T54" style:family="text">
      <style:text-properties fo:color="#000000" style:text-position="super 58%" style:font-name="Bitstream Vera Sans1" fo:font-size="10pt" officeooo:rsid="00796d6a"/>
    </style:style>
    <style:style style:name="T55" style:family="text">
      <style:text-properties fo:color="#000000" style:text-position="super 58%" style:font-name="Bitstream Vera Sans1" fo:font-size="10pt" officeooo:rsid="0029a46f"/>
    </style:style>
    <style:style style:name="T56" style:family="text">
      <style:text-properties fo:color="#000000" style:text-position="super 58%" style:font-name="Bitstream Vera Sans3" fo:font-size="10pt" fo:font-style="normal" officeooo:rsid="004f4957" fo:background-color="transparent" loext:char-shading-value="0"/>
    </style:style>
    <style:style style:name="T57" style:family="text">
      <style:text-properties fo:color="#000000" officeooo:rsid="00405c62"/>
    </style:style>
    <style:style style:name="T58" style:family="text">
      <style:text-properties fo:color="#000000" officeooo:rsid="00410d82"/>
    </style:style>
    <style:style style:name="T59" style:family="text">
      <style:text-properties fo:color="#000000" style:font-name="OpenSymbol" fo:font-size="10pt" fo:font-style="normal" fo:text-shadow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0" style:family="text">
      <style:text-properties fo:color="#000000" style:font-name="OpenSymbol" fo:font-style="normal" fo:text-shadow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1" style:family="text">
      <style:text-properties fo:color="#000000" style:font-name="Bitstream Vera Sans" fo:font-size="10pt" fo:font-style="normal" fo:text-shadow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2" style:family="text">
      <style:text-properties fo:color="#000000" style:font-name="Bitstream Vera Sans" fo:font-style="normal" fo:text-shadow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3" style:family="text">
      <style:text-properties fo:color="#000000" officeooo:rsid="00484b7e"/>
    </style:style>
    <style:style style:name="T64" style:family="text">
      <style:text-properties fo:color="#000000" officeooo:rsid="0049427e"/>
    </style:style>
    <style:style style:name="T65" style:family="text">
      <style:text-properties fo:color="#000000" officeooo:rsid="004db196"/>
    </style:style>
    <style:style style:name="T66" style:family="text">
      <style:text-properties fo:color="#000000" style:text-line-through-style="none" style:text-line-through-type="none"/>
    </style:style>
    <style:style style:name="T67" style:family="text">
      <style:text-properties fo:color="#000000" style:text-line-through-style="none" style:text-line-through-type="none" officeooo:rsid="002172f8"/>
    </style:style>
    <style:style style:name="T68" style:family="text">
      <style:text-properties fo:color="#000000" style:text-line-through-style="none" style:text-line-through-type="none" officeooo:rsid="0074fa80"/>
    </style:style>
    <style:style style:name="T69" style:family="text">
      <style:text-properties fo:color="#000000" style:text-line-through-style="none" style:text-line-through-type="none" style:text-position="0% 100%" officeooo:rsid="0063bc6d"/>
    </style:style>
    <style:style style:name="T70" style:family="text">
      <style:text-properties fo:color="#000000" style:text-line-through-style="none" style:text-line-through-type="none" style:text-position="0% 100%" officeooo:rsid="0074fa80"/>
    </style:style>
    <style:style style:name="T71" style:family="text">
      <style:text-properties fo:color="#000000" style:text-line-through-style="none" style:text-line-through-type="none" style:text-position="0% 100%" style:font-name="OpenSymbol1" fo:font-size="10pt" fo:font-style="normal" officeooo:rsid="004c26f5" style:font-name-asian="OpenSymbol1" style:font-size-asian="10pt" style:font-style-asian="normal" style:font-name-complex="OpenSymbol1" style:font-size-complex="10pt" style:font-style-complex="normal"/>
    </style:style>
    <style:style style:name="T72" style:family="text">
      <style:text-properties fo:color="#000000" style:text-line-through-style="none" style:text-line-through-type="none" style:text-position="0% 100%" fo:font-size="10pt" officeooo:rsid="004b52ae" style:font-size-asian="10pt" style:font-size-complex="10pt"/>
    </style:style>
    <style:style style:name="T73" style:family="text">
      <style:text-properties fo:color="#000000" style:text-line-through-style="none" style:text-line-through-type="none" style:text-position="super 58%" officeooo:rsid="0063bc6d"/>
    </style:style>
    <style:style style:name="T74" style:family="text">
      <style:text-properties fo:color="#000000" style:text-line-through-style="none" style:text-line-through-type="none" style:text-position="super 58%" officeooo:rsid="0074fa80"/>
    </style:style>
    <style:style style:name="T75" style:family="text">
      <style:text-properties fo:color="#000000" style:font-name="Bitstream Vera Sans1" fo:font-size="10pt" officeooo:rsid="0086c035"/>
    </style:style>
    <style:style style:name="T76" style:family="text">
      <style:text-properties fo:color="#000000" style:font-name="Bitstream Vera Sans3" fo:font-size="10pt" fo:font-style="normal" officeooo:rsid="0086c035" fo:background-color="transparent" loext:char-shading-value="0"/>
    </style:style>
    <style:style style:name="T77" style:family="text">
      <style:text-properties style:font-name="OpenSymbol"/>
    </style:style>
    <style:style style:name="T78" style:family="text">
      <style:text-properties style:font-name="OpenSymbol" officeooo:rsid="0028d8f1"/>
    </style:style>
    <style:style style:name="T79" style:family="text">
      <style:text-properties fo:color="#ff660d" fo:font-weight="normal" style:font-weight-asian="normal" style:font-weight-complex="normal"/>
    </style:style>
    <style:style style:name="T80" style:family="text">
      <style:text-properties fo:font-size="10pt" style:font-size-asian="10pt" style:font-size-complex="10pt"/>
    </style:style>
    <style:style style:name="T81" style:family="text">
      <style:text-properties officeooo:rsid="0028d8f1"/>
    </style:style>
    <style:style style:name="T82" style:family="text">
      <style:text-properties fo:text-shadow="none" fo:font-weight="normal" style:font-name-asian="Times New Roman" style:font-weight-asian="normal" style:font-name-complex="Times New Roman" style:font-weight-complex="normal"/>
    </style:style>
    <style:style style:name="T83" style:family="text">
      <style:text-properties fo:text-shadow="none" fo:font-weight="normal" officeooo:rsid="00609d49" style:font-name-asian="Times New Roman" style:font-weight-asian="normal" style:font-name-complex="Times New Roman" style:font-weight-complex="normal"/>
    </style:style>
    <style:style style:name="T84" style:family="text">
      <style:text-properties officeooo:rsid="00609d49"/>
    </style:style>
    <style:style style:name="T85" style:family="text">
      <style:text-properties officeooo:rsid="0060c572"/>
    </style:style>
    <style:style style:name="T86" style:family="text">
      <style:text-properties officeooo:rsid="004db196"/>
    </style:style>
    <style:style style:name="T87" style:family="text">
      <style:text-properties officeooo:rsid="0061db6a"/>
    </style:style>
    <style:style style:name="T88" style:family="text">
      <style:text-properties officeooo:rsid="0063bc6d"/>
    </style:style>
    <style:style style:name="T89" style:family="text">
      <style:text-properties style:text-line-through-style="none" style:text-line-through-type="none"/>
    </style:style>
    <style:style style:name="T90" style:family="text">
      <style:text-properties style:text-line-through-style="none" style:text-line-through-type="none" officeooo:rsid="001fd0a7"/>
    </style:style>
    <style:style style:name="T91" style:family="text">
      <style:text-properties style:text-line-through-style="none" style:text-line-through-type="none" officeooo:rsid="002172f8"/>
    </style:style>
    <style:style style:name="T92" style:family="text"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T93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style:shadow="none" draw:shadow-opacity="100%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" draw:ole-draw-aspect="1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.199cm" fo:margin-right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1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vg:stroke-width="0.019cm" svg:stroke-color="#000000" draw:marker-start-width="0.131cm" draw:marker-end="Arrow_20_concave" draw:marker-end-width="0.18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draw:g text:anchor-type="paragraph" draw:z-index="26" draw:name="Forme5" draw:style-name="gr2"><draw:custom-shape draw:style-name="gr3" draw:text-style-name="P95" svg:width="3.964cm" svg:height="0.641cm" draw:transform="skewX (0.00279252680319092) rotate (0.0872664625997165) translate (-0.370416666666667cm -0.0934861111111111cm)"><text:p text:style-name="P94"><text:span text:style-name="T9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29"><draw:text-box fo:min-height="2.743cm"><text:section text:style-name="Sect1" text:name="Section8"><text:p text:style-name="P24"/><text:list xml:id="list3213603370" text:style-name="_5f_Numérotation_20_des_20_exercices_20_livrets"><text:list-header><text:p text:style-name="P88"><text:span text:style-name="T80">Écris </text:span><text:span text:style-name="T9">sous la forme d’une</text:span><text:span text:style-name="_5f_variable"><text:span text:style-name="T9"> puissance de 10.</text:span></text:span></text:p></text:list-header></text:list><text:section text:style-name="Sect2" text:name="Section2"><text:list xml:id="list3234201042" text:style-name="liste_5f_abc"><text:list-item><text:p text:style-name="P43"><text:span text:style-name="_5f_BVS"><text:span text:style-name="T82">10³</text:span></text:span><text:span text:style-name="_5f_BVS"><text:span text:style-name="T61"> </text:span></text:span><text:span text:style-name="T59">×</text:span><text:span text:style-name="T61"> 1</text:span><text:span text:style-name="_5f_BVS"><text:span text:style-name="T82">0</text:span></text:span><text:span text:style-name="_5f_BVS"><text:span text:style-name="T28">2</text:span></text:span></text:p></text:list-item><text:list-item><text:p text:style-name="P43"><text:span text:style-name="_5f_BVS"><text:span text:style-name="T14">(10²)³</text:span></text:span></text:p></text:list-item><text:list-item><text:p text:style-name="P44"><text:span text:style-name="_5f_BVS"><text:span text:style-name="T17">10</text:span></text:span><text:span text:style-name="_5f_BVS"><text:span text:style-name="T28">4</text:span></text:span><text:span text:style-name="_5f_BVS"><text:span text:style-name="T37"> </text:span></text:span><text:span text:style-name="_5f_BVS"><text:span text:style-name="T42">×</text:span></text:span><text:span text:style-name="_5f_BVS"><text:span text:style-name="T37"> 1</text:span></text:span><text:span text:style-name="_5f_BVS"><text:span text:style-name="T17">0</text:span></text:span><text:span text:style-name="_5f_BVS"><text:span text:style-name="T29">–</text:span></text:span><text:span text:style-name="_5f_BVS"><text:span text:style-name="T28">3</text:span></text:span></text:p></text:list-item><text:list-item><text:p text:style-name="P45"><draw:frame draw:style-name="fr11" draw:name="Objet135" text:anchor-type="as-char" svg:width="0.653cm" svg:height="0.87cm" draw:z-index="30"><draw:object xlink:href="./Object 22" xlink:type="simple" xlink:show="embed" xlink:actuate="onLoad"/><draw:image xlink:href="./ObjectReplacements/Object 22" xlink:type="simple" xlink:show="embed" xlink:actuate="onLoad"/><svg:desc>formule</svg:desc></draw:frame></text:p></text:list-item></text:list></text:section><text:list xml:id="list144231784707172" text:continue-list="list3213603370" text:style-name="_5f_Numérotation_20_des_20_exercices_20_livrets"><text:list-header><text:p text:style-name="P49"><text:span text:style-name="Bold_5f_niv2">Correction</text:span></text:p></text:list-header></text:list><text:p text:style-name="P28"><text:span text:style-name="_5f_BVS"><text:span text:style-name="T84">On revient à la définition d’une puissance de 10.</text:span></text:span></text:p><text:list xml:id="list144231581923774" text:continue-list="list3234201042" text:style-name="liste_5f_abc"><text:list-item text:start-value="1"><text:p text:style-name="P46"><text:span text:style-name="_5f_BVS"><text:span text:style-name="T82">10³</text:span></text:span><text:span text:style-name="_5f_BVS"><text:span text:style-name="T61"> </text:span></text:span><text:span text:style-name="T60">×</text:span><text:span text:style-name="T62"> 1</text:span><text:span text:style-name="_5f_BVS"><text:span text:style-name="T82">0</text:span></text:span><text:span text:style-name="_5f_BVS"><text:span text:style-name="T28">2</text:span></text:span><text:span text:style-name="_5f_BVS"><text:span text:style-name="T18"> </text:span></text:span><text:span text:style-name="_5f_signe"><text:span text:style-name="T15">=</text:span></text:span><text:span text:style-name="_5f_BVS"><text:span text:style-name="T18"> 10</text:span></text:span><text:span text:style-name="_5f_BVS"><text:span text:style-name="T38"> </text:span></text:span><text:span text:style-name="_5f_BVS"><text:span text:style-name="T43">×</text:span></text:span><text:span text:style-name="_5f_BVS"><text:span text:style-name="T38"> </text:span></text:span><text:span text:style-name="_5f_BVS"><text:span text:style-name="T18">10</text:span></text:span><text:span text:style-name="_5f_BVS"><text:span text:style-name="T38"> </text:span></text:span><text:span text:style-name="_5f_BVS"><text:span text:style-name="T43">×</text:span></text:span><text:span text:style-name="_5f_BVS"><text:span text:style-name="T38"> </text:span></text:span><text:span text:style-name="_5f_BVS"><text:span text:style-name="T18">10</text:span></text:span><text:span text:style-name="_5f_BVS"><text:span text:style-name="T38"> </text:span></text:span><text:span text:style-name="_5f_BVS"><text:span text:style-name="T43">×</text:span></text:span><text:span text:style-name="_5f_BVS"><text:span text:style-name="T18">10</text:span></text:span><text:span text:style-name="_5f_BVS"><text:span text:style-name="T38"> </text:span></text:span><text:span text:style-name="_5f_BVS"><text:span text:style-name="T43">×</text:span></text:span><text:span text:style-name="_5f_BVS"><text:span text:style-name="T18">10 </text:span></text:span><text:span text:style-name="_5f_signe"><text:span text:style-name="T46">=</text:span></text:span><text:span text:style-name="_5f_BVS"><text:span text:style-name="T18"> 10</text:span></text:span><text:span text:style-name="_5f_BVS"><text:span text:style-name="T28">5</text:span></text:span></text:p></text:list-item><text:list-item><text:p text:style-name="P47"><text:span text:style-name="_5f_BVS"><text:span text:style-name="T14">(10²)³</text:span></text:span><text:span text:style-name="_5f_BVS"><text:span text:style-name="T18"> </text:span></text:span><text:span text:style-name="_5f_signe"><text:span text:style-name="T15">=</text:span></text:span><text:span text:style-name="_5f_BVS"><text:span text:style-name="T18"> (100)</text:span></text:span><text:span text:style-name="_5f_BVS"><text:span text:style-name="T28">3</text:span></text:span><text:span text:style-name="_5f_BVS"><text:span text:style-name="T18"> </text:span></text:span><text:span text:style-name="_5f_signe"><text:span text:style-name="T15">=</text:span></text:span><text:span text:style-name="_5f_BVS"><text:span text:style-name="T18"> 100</text:span></text:span><text:span text:style-name="_5f_BVS"><text:span text:style-name="T38"> </text:span></text:span><text:span text:style-name="_5f_BVS"><text:span text:style-name="T43">×</text:span></text:span><text:span text:style-name="_5f_BVS"><text:span text:style-name="T38"> 100 </text:span></text:span><text:span text:style-name="_5f_BVS"><text:span text:style-name="T43">×</text:span></text:span><text:span text:style-name="_5f_BVS"><text:span text:style-name="T38"> 100</text:span></text:span></text:p><text:p text:style-name="P47"><text:span text:style-name="_5f_BVS"><text:span text:style-name="T38"><text:s text:c="4"/></text:span></text:span><text:span text:style-name="_5f_BVS"><text:span text:style-name="T18">(10²)³ </text:span></text:span><text:span text:style-name="_5f_signe"><text:span text:style-name="T46">=</text:span></text:span><text:span text:style-name="_5f_BVS"><text:span text:style-name="T18"> 1 000 000</text:span></text:span></text:p><text:p text:style-name="P47"><text:span text:style-name="_5f_BVS"><text:span text:style-name="T18"><text:s text:c="4"/>(10²)³ </text:span></text:span><text:span text:style-name="_5f_signe"><text:span text:style-name="T46">=</text:span></text:span><text:span text:style-name="_5f_BVS"><text:span text:style-name="T18"> 10</text:span></text:span><text:span text:style-name="_5f_BVS"><text:span text:style-name="T28">6</text:span></text:span></text:p></text:list-item><text:list-item><text:p text:style-name="P48"><text:span text:style-name="_5f_BVS"><text:span text:style-name="T17">10</text:span></text:span><text:span text:style-name="_5f_BVS"><text:span text:style-name="T28">4</text:span></text:span><text:span text:style-name="_5f_BVS"><text:span text:style-name="T37"> </text:span></text:span><text:span text:style-name="_5f_BVS"><text:span text:style-name="T42">×</text:span></text:span><text:span text:style-name="_5f_BVS"><text:span text:style-name="T37"> 1</text:span></text:span><text:span text:style-name="_5f_BVS"><text:span text:style-name="T17">0</text:span></text:span><text:span text:style-name="_5f_BVS"><text:span text:style-name="T29">–</text:span></text:span><text:span text:style-name="_5f_BVS"><text:span text:style-name="T28">3</text:span></text:span><text:span text:style-name="_5f_BVS"><text:span text:style-name="T18"> </text:span></text:span><text:span text:style-name="_5f_signe"><text:span text:style-name="T15">=</text:span></text:span><text:span text:style-name="_5f_BVS"><text:span text:style-name="T18"> </text:span></text:span><text:span text:style-name="_5f_BVS"><text:span text:style-name="T17">10</text:span></text:span><text:span text:style-name="_5f_BVS"><text:span text:style-name="T28">4</text:span></text:span><text:span text:style-name="_5f_BVS"><text:span text:style-name="T37"> </text:span></text:span><text:span text:style-name="_5f_BVS"><text:span text:style-name="T42">×</text:span></text:span><text:span text:style-name="_5f_BVS"><text:span text:style-name="T37"> </text:span></text:span><text:span text:style-name="_5f_BVS"><text:span text:style-name="T37"><draw:frame draw:style-name="fr11" draw:name="Objet4" text:anchor-type="as-char" svg:width="0.651cm" svg:height="0.915cm" draw:z-index="31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_5f_BVS"><text:span text:style-name="T18"> </text:span></text:span><text:span text:style-name="_5f_signe"><text:span text:style-name="T20">=</text:span></text:span><text:span text:style-name="_5f_BVS"><text:span text:style-name="T18"> </text:span></text:span><text:span text:style-name="_5f_BVS"><text:span text:style-name="T18"><draw:frame draw:style-name="fr11" draw:name="Objet5" text:anchor-type="as-char" svg:width="0.651cm" svg:height="0.96cm" draw:z-index="32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/text:p><text:p text:style-name="P46"><text:span text:style-name="_5f_BVS"><text:span text:style-name="T17">10</text:span></text:span><text:span text:style-name="_5f_BVS"><text:span text:style-name="T28">4</text:span></text:span><text:span text:style-name="_5f_BVS"><text:span text:style-name="T37"> </text:span></text:span><text:span text:style-name="_5f_BVS"><text:span text:style-name="T42">×</text:span></text:span><text:span text:style-name="_5f_BVS"><text:span text:style-name="T37"> 1</text:span></text:span><text:span text:style-name="_5f_BVS"><text:span text:style-name="T17">0</text:span></text:span><text:span text:style-name="_5f_BVS"><text:span text:style-name="T29">–</text:span></text:span><text:span text:style-name="_5f_BVS"><text:span text:style-name="T28">3</text:span></text:span><text:span text:style-name="_5f_BVS"><text:span text:style-name="T18"> </text:span></text:span><text:span text:style-name="_5f_signe"><text:span text:style-name="T15">=</text:span></text:span><text:span text:style-name="_5f_BVS"><text:span text:style-name="T21"><draw:frame draw:style-name="fr11" draw:name="Objet8" text:anchor-type="as-char" svg:width="3.034cm" svg:height="0.781cm" draw:z-index="33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_5f_signe"><text:span text:style-name="T16">=</text:span></text:span><text:span text:style-name="_5f_BVS"><text:span text:style-name="T37"> </text:span></text:span><text:span text:style-name="_5f_BVS"><text:span text:style-name="T21">10</text:span></text:span></text:p></text:list-item><text:list-item><text:p text:style-name="P46"><draw:frame draw:style-name="fr11" draw:name="Objet1" text:anchor-type="as-char" svg:width="0.751cm" svg:height="0.87cm" draw:z-index="34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_5f_signe"><text:span text:style-name="T8">=</text:span></text:span><text:span text:style-name="T85"><draw:frame draw:style-name="fr11" draw:name="Objet2" text:anchor-type="as-char" svg:width="6.195cm" svg:height="0.781cm" draw:z-index="35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<text:p text:style-name="P48"><text:span text:style-name="_5f_BVS"><text:span text:style-name="T21"><draw:frame draw:style-name="fr11" draw:name="Objet3" text:anchor-type="as-char" svg:width="0.751cm" svg:height="0.87cm" draw:z-index="36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signe"><text:span text:style-name="T16">=</text:span></text:span><text:span text:style-name="_5f_BVS"><text:span text:style-name="T21"> </text:span></text:span><text:span text:style-name="_5f_BVS"><text:span text:style-name="T18">10</text:span></text:span><text:span text:style-name="_5f_BVS"><text:span text:style-name="T38"> </text:span></text:span><text:span text:style-name="_5f_BVS"><text:span text:style-name="T43">×</text:span></text:span><text:span text:style-name="_5f_BVS"><text:span text:style-name="T38"> </text:span></text:span><text:span text:style-name="_5f_BVS"><text:span text:style-name="T18">10</text:span></text:span><text:span text:style-name="_5f_BVS"><text:span text:style-name="T38"> </text:span></text:span><text:span text:style-name="_5f_BVS"><text:span text:style-name="T43">×</text:span></text:span><text:span text:style-name="_5f_BVS"><text:span text:style-name="T38"> </text:span></text:span><text:span text:style-name="_5f_BVS"><text:span text:style-name="T18">10 </text:span></text:span><text:span text:style-name="_5f_signe"><text:span text:style-name="T15">=</text:span></text:span><text:span text:style-name="_5f_BVS"><text:span text:style-name="T21"> </text:span></text:span><text:span text:style-name="_5f_BVS"><text:span text:style-name="T18">10</text:span></text:span><text:span text:style-name="_5f_BVS"><text:span text:style-name="T30">3</text:span></text:span></text:p></text:list-item></text:list></text:section></draw:text-box></draw:frame></text:p>
      <text:list xml:id="list3026722500" text:style-name="Num_5f_Exo">
        <text:list-item>
          <text:h text:style-name="P35" text:outline-level="1"> Écris <text:span text:style-name="T7">sous la forme d’une puissance de 10.</text:span></text:h>
        </text:list-item>
      </text:list>
      <text:list xml:id="list144231106155755" text:continue-list="list144231581923774" text:style-name="liste_5f_abc">
        <text:list-item text:start-value="1">
          <text:p text:style-name="P68"><text:span text:style-name="_5f_pointillés_20_gris"><text:span text:style-name="T57">1 0</text:span></text:span><text:span text:style-name="_5f_pointillés_20_gris"><text:span text:style-name="T63">00</text:span></text:span><text:span text:style-name="_5f_BVS"><text:span text:style-name="T18"> </text:span></text:span><text:span text:style-name="_5f_signe"><text:span text:style-name="T45">=</text:span></text:span><text:span text:style-name="_5f_BVS"><text:span text:style-name="T18"> </text:span></text:span><text:span text:style-name="_5f_pointillés_20_gris"><text:span text:style-name="T18"><text:tab/></text:span></text:span></text:p>
        </text:list-item>
        <text:list-item>
          <text:p text:style-name="P69"><text:span text:style-name="_5f_pointillés_20_gris"><text:span text:style-name="T63">10 000 000</text:span></text:span><text:span text:style-name="_5f_BVS"><text:span text:style-name="T18"> </text:span></text:span><text:span text:style-name="_5f_signe"><text:span text:style-name="T45">=</text:span></text:span><text:span text:style-name="_5f_BVS"><text:span text:style-name="T18"> </text:span></text:span><text:span text:style-name="_5f_pointillés_20_gris"><text:span text:style-name="T18"><text:tab/></text:span></text:span></text:p>
        </text:list-item>
        <text:list-item>
          <text:p text:style-name="P69"><text:span text:style-name="_5f_pointillés_20_gris"><text:span text:style-name="T64">10 000</text:span></text:span><text:span text:style-name="_5f_BVS"><text:span text:style-name="T18"> </text:span></text:span><text:span text:style-name="_5f_signe"><text:span text:style-name="T45">=</text:span></text:span><text:span text:style-name="_5f_BVS"><text:span text:style-name="T18"> </text:span></text:span><text:span text:style-name="_5f_pointillés_20_gris"><text:span text:style-name="T18"><text:tab/></text:span></text:span></text:p>
        </text:list-item>
        <text:list-item>
          <text:p text:style-name="P69"><text:span text:style-name="_5f_pointillés_20_gris"><text:span text:style-name="T63">10 000 000 000 000</text:span></text:span><text:span text:style-name="_5f_BVS"><text:span text:style-name="T18"> </text:span></text:span><text:span text:style-name="_5f_signe"><text:span text:style-name="T45">=</text:span></text:span><text:span text:style-name="_5f_BVS"><text:span text:style-name="T18"> </text:span></text:span><text:span text:style-name="_5f_pointillés_20_gris"><text:span text:style-name="T18"><text:tab/></text:span></text:span></text:p>
        </text:list-item>
        <text:list-item>
          <text:p text:style-name="P69"><text:span text:style-name="_5f_pointillés_20_gris"><text:span text:style-name="T64">1</text:span></text:span><text:span text:style-name="_5f_BVS"><text:span text:style-name="T18"> </text:span></text:span><text:span text:style-name="_5f_signe"><text:span text:style-name="T45">=</text:span></text:span><text:span text:style-name="_5f_BVS"><text:span text:style-name="T18"> </text:span></text:span><text:span text:style-name="_5f_pointillés_20_gris"><text:span text:style-name="T18"><text:tab/></text:span></text:span></text:p>
        </text:list-item>
        <text:list-item>
          <text:p text:style-name="P69"><text:span text:style-name="_5f_BVS"><text:span text:style-name="T87">0,001</text:span></text:span><text:span text:style-name="_5f_BVS"><text:span text:style-name="T18"> </text:span></text:span><text:span text:style-name="_5f_signe"><text:span text:style-name="T45">=</text:span></text:span><text:span text:style-name="_5f_BVS"><text:span text:style-name="T18"> </text:span></text:span><text:span text:style-name="_5f_pointillés_20_gris"><text:span text:style-name="T18"><text:tab/></text:span></text:span></text:p>
        </text:list-item>
        <text:list-item>
          <text:p text:style-name="P69"><text:span text:style-name="_5f_BVS"><text:span text:style-name="T87">0,000 000 01</text:span></text:span><text:span text:style-name="_5f_BVS"><text:span text:style-name="T18"> </text:span></text:span><text:span text:style-name="_5f_signe"><text:span text:style-name="T47">=</text:span></text:span><text:span text:style-name="_5f_BVS"><text:span text:style-name="T18"> </text:span></text:span><text:span text:style-name="_5f_pointillés_20_gris"><text:span text:style-name="T18"><text:tab/></text:span></text:span></text:p>
        </text:list-item>
      </text:list>
      <text:list xml:id="list144231270791014" text:continue-list="list3026722500" text:style-name="Num_5f_Exo">
        <text:list-item>
          <text:h text:style-name="P31" text:outline-level="1"><text:span text:style-name="_5f_pointillés_20_gris"><text:span text:style-name="T36"> Complète.</text:span></text:span><text:span text:style-name="_5f_pointillés_20_gris"><text:span text:style-name="T58"> </text:span>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P63">Puissance</text:p>
            </table:table-cell>
            <table:table-cell table:style-name="Tableau1.A1" office:value-type="string">
              <text:p text:style-name="P63">Définition</text:p>
            </table:table-cell>
            <table:table-cell table:style-name="Tableau1.A1" office:value-type="string">
              <text:p text:style-name="P63">Écriture fractionnaire</text:p>
            </table:table-cell>
            <table:table-cell table:style-name="Tableau1.D1" office:value-type="string">
              <text:p text:style-name="P63">Écriture décimale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79">10<text:span text:style-name="T24">–3</text:span></text:p>
          </table:table-cell>
          <table:table-cell table:style-name="Tableau1.A2" office:value-type="string">
            <text:p text:style-name="P80"><draw:frame draw:style-name="fr7" draw:name="Objet6" text:anchor-type="as-char" svg:width="0.843cm" svg:height="0.824cm" draw:z-index="37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able:table-cell>
          <table:table-cell table:style-name="Tableau1.A2" office:value-type="string">
            <text:p text:style-name="P80"><draw:frame draw:style-name="fr11" draw:name="Objet7" text:anchor-type="as-char" svg:width="1.67cm" svg:height="0.781cm" draw:z-index="38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1.D2" office:value-type="string">
            <text:p text:style-name="P81"/>
          </table:table-cell>
        </table:table-row>
        <table:table-row table:style-name="Tableau1.2">
          <table:table-cell table:style-name="Tableau1.A6" office:value-type="string">
            <text:p text:style-name="P79">10<text:span text:style-name="T24">–2</text:span></text:p>
          </table:table-cell>
          <table:table-cell table:style-name="Tableau1.B3" office:value-type="string">
            <text:p text:style-name="P81"/>
          </table:table-cell>
          <table:table-cell table:style-name="Tableau1.C3" office:value-type="string">
            <text:p text:style-name="P81"/>
          </table:table-cell>
          <table:table-cell table:style-name="Tableau1.D3" office:value-type="string">
            <text:p text:style-name="P81"/>
          </table:table-cell>
        </table:table-row>
        <table:table-row table:style-name="Tableau1.2">
          <table:table-cell table:style-name="Tableau1.A6" office:value-type="string">
            <text:p text:style-name="P81"/>
          </table:table-cell>
          <table:table-cell table:style-name="Tableau1.B4" office:value-type="string">
            <text:p text:style-name="P80"><draw:frame draw:style-name="fr7" draw:name="Objet13" text:anchor-type="as-char" svg:width="0.783cm" svg:height="0.824cm" draw:z-index="39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able:table-cell>
          <table:table-cell table:style-name="Tableau1.C4" office:value-type="string">
            <text:p text:style-name="P81"/>
          </table:table-cell>
          <table:table-cell table:style-name="Tableau1.D4" office:value-type="string">
            <text:p text:style-name="P81"/>
          </table:table-cell>
        </table:table-row>
        <table:table-row table:style-name="Tableau1.2">
          <table:table-cell table:style-name="Tableau1.A6" office:value-type="string">
            <text:p text:style-name="P81"/>
          </table:table-cell>
          <table:table-cell table:style-name="Tableau1.B5" office:value-type="string">
            <text:p text:style-name="P81"/>
          </table:table-cell>
          <table:table-cell table:style-name="Tableau1.C5" office:value-type="string">
            <text:p text:style-name="P81"/>
          </table:table-cell>
          <table:table-cell table:style-name="Tableau1.D5" office:value-type="string">
            <text:p text:style-name="P80">0,000 000 1</text:p>
          </table:table-cell>
        </table:table-row>
        <table:table-row table:style-name="Tableau1.2">
          <table:table-cell table:style-name="Tableau1.A6" office:value-type="string">
            <text:p text:style-name="P81"/>
          </table:table-cell>
          <table:table-cell table:style-name="Tableau1.B6" office:value-type="string">
            <text:p text:style-name="P81"/>
          </table:table-cell>
          <table:table-cell table:style-name="Tableau1.C6" office:value-type="string">
            <text:p text:style-name="P81"/>
          </table:table-cell>
          <table:table-cell table:style-name="Tableau1.D6" office:value-type="string">
            <text:p text:style-name="P80">0,1</text:p>
          </table:table-cell>
        </table:table-row>
        <table:table-row table:style-name="Tableau1.2">
          <table:table-cell table:style-name="Tableau1.A7" office:value-type="string">
            <text:p text:style-name="P72"/>
          </table:table-cell>
          <table:table-cell table:style-name="Tableau1.B7" office:value-type="string">
            <text:p text:style-name="P72"/>
          </table:table-cell>
          <table:table-cell table:style-name="Tableau1.C7" office:value-type="string">
            <text:p text:style-name="P73"><draw:frame draw:style-name="fr11" draw:name="Objet19" text:anchor-type="as-char" svg:width="1.856cm" svg:height="0.781cm" draw:z-index="40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1.D7" office:value-type="string">
            <text:p text:style-name="P72"/>
          </table:table-cell>
        </table:table-row>
      </table:table>
      <text:list xml:id="list144232221856498" text:continue-numbering="true" text:style-name="Num_5f_Exo">
        <text:list-item>
          <text:h text:style-name="Exo_5f_Num" text:outline-level="1"><text:span text:style-name="_5f_pointillés_20_gris"><text:span text:style-name="T65"> </text:span></text:span><text:span text:style-name="_5f_BVS"><text:span text:style-name="T86">Écris sous la forme d’une puissance de 10.</text:span></text:span></text:h>
        </text:list-item>
      </text:list>
      <text:list xml:id="list144231755496416" text:continue-list="list144231106155755" text:style-name="liste_5f_abc">
        <text:list-item text:start-value="1">
          <text:p text:style-name="P51"><text:span text:style-name="T81">10</text:span><text:span text:style-name="T27">2</text:span><text:span text:style-name="T81"> </text:span><text:span text:style-name="T78">×</text:span><text:span text:style-name="T81"> 10</text:span><text:span text:style-name="T25">4</text:span><text:span text:style-name="T10"> </text:span><text:span text:style-name="_5f_signe"><text:span text:style-name="T10">=</text:span></text:span><text:span text:style-name="_5f_BVS"><text:span text:style-name="T18"> </text:span></text:span><text:span text:style-name="_5f_pointillés_20_gris"><text:span text:style-name="T18"><text:tab/></text:span></text:span></text:p>
        </text:list-item>
        <text:list-item>
          <text:p text:style-name="P69">10<text:span text:style-name="T25">5</text:span> <text:span text:style-name="T77">×</text:span> 10<text:span text:style-name="T25">3</text:span><text:span text:style-name="T8"> </text:span><text:span text:style-name="_5f_signe"><text:span text:style-name="T8">=</text:span></text:span><text:span text:style-name="_5f_BVS"><text:span text:style-name="T18"> </text:span></text:span><text:span text:style-name="_5f_pointillés_20_gris"><text:span text:style-name="T18"><text:tab/></text:span></text:span></text:p>
        </text:list-item>
        <text:list-item>
          <text:p text:style-name="P70">10<text:span text:style-name="T24">7</text:span> <text:span text:style-name="T77">×</text:span> 10<text:span text:style-name="T24">–3</text:span> <text:span text:style-name="_5f_signe">=</text:span><text:span text:style-name="_5f_BVS"><text:span text:style-name="T83"> </text:span></text:span><text:span text:style-name="_5f_pointillés_20_gris"><text:span text:style-name="T83"><text:tab/></text:span></text:span></text:p>
        </text:list-item>
        <text:list-item>
          <text:p text:style-name="P69">10<text:span text:style-name="T54">6</text:span> <text:span text:style-name="T77">×</text:span> 10<text:span text:style-name="T55">0</text:span><text:span text:style-name="T8"> </text:span><text:span text:style-name="_5f_signe"><text:span text:style-name="T8">=</text:span></text:span><text:span text:style-name="_5f_BVS"><text:span text:style-name="T18"> </text:span></text:span><text:span text:style-name="_5f_pointillés_20_gris"><text:span text:style-name="T18"><text:tab/></text:span></text:span></text:p>
        </text:list-item>
        <text:list-item>
          <text:p text:style-name="P69"><text:span text:style-name="_5f_pointillés_20_gris"><text:span text:style-name="T41">10</text:span></text:span><text:span text:style-name="_5f_pointillés_20_gris"><text:span text:style-name="T56">8</text:span></text:span><text:span text:style-name="_5f_pointillés_20_gris"><text:span text:style-name="T41"> </text:span></text:span><text:span text:style-name="_5f_pointillés_20_gris"><text:span text:style-name="T44">×</text:span></text:span><text:span text:style-name="_5f_pointillés_20_gris"><text:span text:style-name="T41"> 10</text:span></text:span><text:span text:style-name="_5f_pointillés_20_gris"><text:span text:style-name="T53">–5</text:span></text:span><text:span text:style-name="_5f_pointillés_20_gris"><text:span text:style-name="T41"> </text:span></text:span><text:span text:style-name="_5f_signe"><text:span text:style-name="T41">=</text:span></text:span><text:span text:style-name="_5f_BVS"><text:span text:style-name="T18"> </text:span></text:span><text:span text:style-name="_5f_pointillés_20_gris"><text:span text:style-name="T18"><text:tab/></text:span></text:span></text:p>
        </text:list-item>
        <text:list-item>
          <text:p text:style-name="P69"><text:span text:style-name="_5f_pointillés_20_gris"><text:span text:style-name="T41">10</text:span></text:span><text:span text:style-name="_5f_pointillés_20_gris"><text:span text:style-name="T53">–2</text:span></text:span><text:span text:style-name="_5f_pointillés_20_gris"><text:span text:style-name="T41"> </text:span></text:span><text:span text:style-name="_5f_pointillés_20_gris"><text:span text:style-name="T44">×</text:span></text:span><text:span text:style-name="_5f_pointillés_20_gris"><text:span text:style-name="T41"> 10</text:span></text:span><text:span text:style-name="_5f_pointillés_20_gris"><text:span text:style-name="T53">–5</text:span></text:span><text:span text:style-name="_5f_pointillés_20_gris"><text:span text:style-name="T41"> </text:span></text:span><text:span text:style-name="_5f_signe"><text:span text:style-name="T41">=</text:span></text:span><text:span text:style-name="_5f_BVS"><text:span text:style-name="T18"> </text:span></text:span><text:span text:style-name="_5f_pointillés_20_gris"><text:span text:style-name="T18"><text:tab/></text:span></text:span></text:p>
        </text:list-item>
      </text:list>
      <text:list xml:id="list144232072233624" text:continue-list="list144232221856498" text:style-name="Num_5f_Exo">
        <text:list-item>
          <text:h text:style-name="P32" text:outline-level="1"> Complète par une puissance de 10.</text:h>
        </text:list-item>
      </text:list>
      <table:table table:name="Tableau13" table:style-name="Tableau13">
        <table:table-column table:style-name="Tableau13.A" table:number-columns-repeated="5"/>
        <table:table-header-rows>
          <table:table-row table:style-name="Tableau13.1">
            <table:table-cell table:style-name="Tableau13.A1" office:value-type="string">
              <text:p text:style-name="P27">×</text:p>
            </table:table-cell>
            <table:table-cell table:style-name="Tableau13.A1" office:value-type="string">
              <text:list xml:id="list144232550999847" text:continue-list="list144231755496416" text:style-name="liste_5f_abc">
                <text:list-header>
                  <text:p text:style-name="P52"><draw:frame draw:style-name="fr7" draw:name="Objet93" text:anchor-type="as-char" svg:width="0.773cm" svg:height="0.411cm" draw:z-index="41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      </text:list-header>
              </text:list>
            </table:table-cell>
            <table:table-cell table:style-name="Tableau13.A1" office:value-type="string">
              <text:list xml:id="list144232803577219" text:continue-numbering="true" text:style-name="liste_5f_abc">
                <text:list-header>
                  <text:p text:style-name="P52"><draw:frame draw:style-name="fr7" draw:name="Objet94" text:anchor-type="as-char" svg:width="0.917cm" svg:height="0.411cm" draw:z-index="42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    </text:list-header>
              </text:list>
            </table:table-cell>
            <table:table-cell table:style-name="Tableau13.A1" office:value-type="string">
              <text:list xml:id="list144231422931991" text:continue-numbering="true" text:style-name="liste_5f_abc">
                <text:list-header>
                  <text:p text:style-name="P52"><draw:frame draw:style-name="fr7" draw:name="Objet95" text:anchor-type="as-char" svg:width="0.905cm" svg:height="0.411cm" draw:z-index="43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    </text:list-header>
              </text:list>
            </table:table-cell>
            <table:table-cell table:style-name="Tableau13.E1" office:value-type="string">
              <text:list xml:id="list144232451424492" text:continue-numbering="true" text:style-name="liste_5f_abc">
                <text:list-header>
                  <text:p text:style-name="P52"><draw:frame draw:style-name="fr7" draw:name="Objet96" text:anchor-type="as-char" svg:width="1.05cm" svg:height="0.411cm" draw:z-index="44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    </text:list-header>
              </text:list>
            </table:table-cell>
          </table:table-row>
        </table:table-header-rows>
        <table:table-row table:style-name="Tableau13.1">
          <table:table-cell table:style-name="Tableau13.A2" office:value-type="string">
            <text:list xml:id="list144232790402941" text:continue-numbering="true" text:style-name="liste_5f_abc">
              <text:list-header>
                <text:p text:style-name="P53"><draw:frame draw:style-name="fr7" draw:name="Objet97" text:anchor-type="as-char" svg:width="0.905cm" svg:height="0.411cm" draw:z-index="45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  </text:list-header>
            </text:list>
          </table:table-cell>
          <table:table-cell table:style-name="Tableau13.B2" office:value-type="string">
            <text:list xml:id="list144232531698935" text:continue-numbering="true" text:style-name="liste_5f_abc">
              <text:list-header>
                <text:p text:style-name="P74"><draw:frame draw:style-name="fr7" draw:name="Objet160" text:anchor-type="as-char" svg:width="0.841cm" svg:height="0.411cm" draw:z-index="46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  </text:list-header>
            </text:list>
          </table:table-cell>
          <table:table-cell table:style-name="Tableau13.D5" office:value-type="string">
            <text:list xml:id="list144231787035697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3.D5" office:value-type="string">
            <text:list xml:id="list144232001949374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3.E5" office:value-type="string">
            <text:list xml:id="list144232679312437" text:continue-numbering="true" text:style-name="liste_5f_abc">
              <text:list-header>
                <text:p text:style-name="P75"/>
              </text:list-header>
            </text:list>
          </table:table-cell>
        </table:table-row>
        <table:table-row table:style-name="Tableau13.1">
          <table:table-cell table:style-name="Tableau13.A2" office:value-type="string">
            <text:list xml:id="list144232602519537" text:continue-numbering="true" text:style-name="liste_5f_abc">
              <text:list-header>
                <text:p text:style-name="P53"><draw:frame draw:style-name="fr7" draw:name="Objet98" text:anchor-type="as-char" svg:width="0.773cm" svg:height="0.411cm" draw:z-index="47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    </text:list-header>
            </text:list>
          </table:table-cell>
          <table:table-cell table:style-name="Tableau13.D5" office:value-type="string">
            <text:list xml:id="list144231786752359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3.D5" office:value-type="string">
            <text:list xml:id="list144232933508982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3.D5" office:value-type="string">
            <text:list xml:id="list144233047367035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3.E5" office:value-type="string">
            <text:list xml:id="list144232268701185" text:continue-numbering="true" text:style-name="liste_5f_abc">
              <text:list-header>
                <text:p text:style-name="P75"/>
              </text:list-header>
            </text:list>
          </table:table-cell>
        </table:table-row>
        <table:table-row table:style-name="Tableau13.1">
          <table:table-cell table:style-name="Tableau13.A2" office:value-type="string">
            <text:list xml:id="list144232178392093" text:continue-numbering="true" text:style-name="liste_5f_abc">
              <text:list-header>
                <text:p text:style-name="P53"><draw:frame draw:style-name="fr7" draw:name="Objet99" text:anchor-type="as-char" svg:width="1.05cm" svg:height="0.411cm" draw:z-index="48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  </text:list-header>
            </text:list>
          </table:table-cell>
          <table:table-cell table:style-name="Tableau13.D5" office:value-type="string">
            <text:list xml:id="list144232717289068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3.D5" office:value-type="string">
            <text:list xml:id="list144231754978360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3.D5" office:value-type="string">
            <text:list xml:id="list144232722817696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3.E5" office:value-type="string">
            <text:list xml:id="list144232716632841" text:continue-numbering="true" text:style-name="liste_5f_abc">
              <text:list-header>
                <text:p text:style-name="P75"/>
              </text:list-header>
            </text:list>
          </table:table-cell>
        </table:table-row>
        <table:table-row table:style-name="Tableau13.1">
          <table:table-cell table:style-name="Tableau13.A2" office:value-type="string">
            <text:list xml:id="list144232990133913" text:continue-numbering="true" text:style-name="liste_5f_abc">
              <text:list-header>
                <text:p text:style-name="P53"><draw:frame draw:style-name="fr7" draw:name="Objet100" text:anchor-type="as-char" svg:width="0.773cm" svg:height="0.411cm" draw:z-index="49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    </text:list-header>
            </text:list>
          </table:table-cell>
          <table:table-cell table:style-name="Tableau13.D5" office:value-type="string">
            <text:list xml:id="list144231508262422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3.D5" office:value-type="string">
            <text:list xml:id="list144232003186292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3.D5" office:value-type="string">
            <text:list xml:id="list144231301420645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3.E5" office:value-type="string">
            <text:list xml:id="list144232149028817" text:continue-numbering="true" text:style-name="liste_5f_abc">
              <text:list-header>
                <text:p text:style-name="P75"/>
              </text:list-header>
            </text:list>
          </table:table-cell>
        </table:table-row>
      </table:table>
      <text:list xml:id="list144231112048081" text:continue-list="list144232072233624" text:style-name="Num_5f_Exo">
        <text:list-item>
          <text:h text:style-name="P30" text:outline-level="1"><text:span text:style-name="_5f_pointillés_20_gris"><text:span text:style-name="T34"> Écris </text:span></text:span><text:span text:style-name="_5f_pointillés_20_gris"><text:span text:style-name="T35">sous la forme d’une</text:span></text:span><text:span text:style-name="_5f_variable"><text:span text:style-name="T35"> puissance de 10</text:span></text:span><text:span text:style-name="_5f_pointillés_20_gris"><text:span text:style-name="T35">.</text:span></text:span></text:h>
        </text:list-item>
      </text:list>
      <text:list xml:id="list144231953246550" text:continue-list="list144232149028817" text:style-name="liste_5f_abc">
        <text:list-item>
          <text:list>
            <text:list-item>
              <text:p text:style-name="P76"><text:span text:style-name="_5f_pointillés_20_gris"><text:span text:style-name="T35"><draw:frame draw:style-name="fr10" draw:name="Objet37" text:anchor-type="as-char" svg:y="-0.515cm" svg:width="0.743cm" svg:height="0.954cm" draw:z-index="51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_5f_signe"><text:span text:style-name="T40">=</text:span></text:span><text:span text:style-name="_5f_BVS"><text:span text:style-name="T18"> </text:span></text:span><text:span text:style-name="_5f_pointillés_20_gris"><text:span text:style-name="T18"><text:tab/></text:span></text:span></text:p>
            </text:list-item>
            <text:list-item>
              <text:p text:style-name="P76"><text:span text:style-name="_5f_pointillés_20_gris"><text:span text:style-name="T35"><draw:frame draw:style-name="fr4" draw:name="Objet35" text:anchor-type="as-char" svg:width="0.75cm" svg:height="0.96cm" draw:z-index="52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text:span text:style-name="_5f_signe"><text:span text:style-name="T39">=</text:span></text:span><text:span text:style-name="_5f_BVS"><text:span text:style-name="T18"> </text:span></text:span><text:span text:style-name="_5f_pointillés_20_gris"><text:span text:style-name="T18"><text:tab/></text:span></text:span></text:p>
            </text:list-item>
            <text:list-item>
              <text:p text:style-name="P76"><text:span text:style-name="_5f_pointillés_20_gris"><text:span text:style-name="T35"><draw:frame draw:style-name="fr4" draw:name="Objet54" text:anchor-type="as-char" svg:width="0.884cm" svg:height="0.96cm" draw:z-index="53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_5f_signe"><text:span text:style-name="T39">=</text:span></text:span><text:span text:style-name="_5f_BVS"><text:span text:style-name="T18"> </text:span></text:span><text:span text:style-name="_5f_pointillés_20_gris"><text:span text:style-name="T18"><text:tab/></text:span></text:span></text:p>
            </text:list-item>
            <text:list-item>
              <text:p text:style-name="P76"><text:span text:style-name="_5f_pointillés_20_gris"><text:span text:style-name="T35"><draw:frame draw:style-name="fr4" draw:name="Objet34" text:anchor-type="as-char" svg:width="0.75cm" svg:height="0.96cm" draw:z-index="54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_5f_signe"><text:span text:style-name="T39">=</text:span></text:span><text:span text:style-name="_5f_BVS"><text:span text:style-name="T18"> </text:span></text:span><text:span text:style-name="_5f_pointillés_20_gris"><text:span text:style-name="T18"><text:tab/></text:span></text:span></text:p>
            </text:list-item>
          </text:list>
        </text:list-item>
      </text:list>
      <text:list xml:id="list144231553733596" text:continue-list="list144231112048081" text:style-name="Num_5f_Exo">
        <text:list-item>
          <text:h text:style-name="P33" text:outline-level="1"> Complète par une puissance de 10.</text:h>
        </text:list-item>
      </text:list>
      <table:table table:name="Tableau16" table:style-name="Tableau16">
        <table:table-column table:style-name="Tableau16.A" table:number-columns-repeated="5"/>
        <table:table-header-rows>
          <table:table-row table:style-name="Tableau16.1">
            <table:table-cell table:style-name="Tableau16.A1" office:value-type="string">
              <text:list xml:id="list144232890495545" text:continue-list="list144231953246550" text:style-name="liste_5f_abc">
                <text:list-header>
                  <text:p text:style-name="P54"><draw:line text:anchor-type="paragraph" draw:z-index="27" draw:name="Forme4" draw:style-name="gr1" draw:text-style-name="P93" svg:x1="1.101cm" svg:y1="0.199cm" svg:x2="2.001cm" svg:y2="0.199cm"><text:p/></draw:line><draw:line text:anchor-type="paragraph" draw:z-index="28" draw:name="Forme5" draw:style-name="gr1" draw:text-style-name="P93" svg:x1="0.801cm" svg:y1="0.815cm" svg:x2="0.801cm" svg:y2="0.349cm"><text:p/></draw:line>÷</text:p>
                </text:list-header>
              </text:list>
            </table:table-cell>
            <table:table-cell table:style-name="Tableau16.A1" office:value-type="string">
              <text:list xml:id="list144231875626403" text:continue-numbering="true" text:style-name="liste_5f_abc">
                <text:list-header>
                  <text:p text:style-name="P53"><draw:frame draw:style-name="fr7" draw:name="Objet101" text:anchor-type="as-char" svg:width="0.905cm" svg:height="0.411cm" draw:z-index="55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      </text:list-header>
              </text:list>
            </table:table-cell>
            <table:table-cell table:style-name="Tableau16.A1" office:value-type="string">
              <text:list xml:id="list144232001179998" text:continue-numbering="true" text:style-name="liste_5f_abc">
                <text:list-header>
                  <text:p text:style-name="P53"><draw:frame draw:style-name="fr7" draw:name="Objet102" text:anchor-type="as-char" svg:width="0.773cm" svg:height="0.411cm" draw:z-index="56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      </text:list-header>
              </text:list>
            </table:table-cell>
            <table:table-cell table:style-name="Tableau16.A1" office:value-type="string">
              <text:list xml:id="list144232456347447" text:continue-numbering="true" text:style-name="liste_5f_abc">
                <text:list-header>
                  <text:p text:style-name="P53"><draw:frame draw:style-name="fr7" draw:name="Objet103" text:anchor-type="as-char" svg:width="0.773cm" svg:height="0.411cm" draw:z-index="57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      </text:list-header>
              </text:list>
            </table:table-cell>
            <table:table-cell table:style-name="Tableau16.E1" office:value-type="string">
              <text:list xml:id="list144231259628033" text:continue-numbering="true" text:style-name="liste_5f_abc">
                <text:list-header>
                  <text:p text:style-name="P53"><draw:frame draw:style-name="fr7" draw:name="Objet105" text:anchor-type="as-char" svg:width="0.917cm" svg:height="0.411cm" draw:z-index="58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      </text:list-header>
              </text:list>
            </table:table-cell>
          </table:table-row>
        </table:table-header-rows>
        <table:table-row table:style-name="Tableau16.1">
          <table:table-cell table:style-name="Tableau16.A2" office:value-type="string">
            <text:list xml:id="list144232053176627" text:continue-numbering="true" text:style-name="liste_5f_abc">
              <text:list-header>
                <text:p text:style-name="P53"><draw:frame draw:style-name="fr7" draw:name="Objet106" text:anchor-type="as-char" svg:width="0.905cm" svg:height="0.411cm" draw:z-index="59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    </text:list-header>
            </text:list>
          </table:table-cell>
          <table:table-cell table:style-name="Tableau16.B2" office:value-type="string">
            <text:list xml:id="list144233053569627" text:continue-numbering="true" text:style-name="liste_5f_abc">
              <text:list-header>
                <text:p text:style-name="P74"><draw:frame draw:style-name="fr4" draw:name="Objet108" text:anchor-type="as-char" svg:width="0.721cm" svg:height="0.411cm" draw:z-index="60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    </text:list-header>
            </text:list>
          </table:table-cell>
          <table:table-cell table:style-name="Tableau16.D2" office:value-type="string">
            <text:list xml:id="list144232308446334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6.D2" office:value-type="string">
            <text:list xml:id="list144232087085787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6.E2" office:value-type="string">
            <text:p text:style-name="P25"/>
          </table:table-cell>
        </table:table-row>
        <table:table-row table:style-name="Tableau16.1">
          <table:table-cell table:style-name="Tableau16.A2" office:value-type="string">
            <text:list xml:id="list144232125230377" text:continue-numbering="true" text:style-name="liste_5f_abc">
              <text:list-header>
                <text:p text:style-name="P53"><draw:frame draw:style-name="fr7" draw:name="Objet109" text:anchor-type="as-char" svg:width="0.905cm" svg:height="0.411cm" draw:z-index="61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    </text:list-header>
            </text:list>
          </table:table-cell>
          <table:table-cell table:style-name="Tableau16.D4" office:value-type="string">
            <text:list xml:id="list144231875929827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6.D4" office:value-type="string">
            <text:list xml:id="list144232875749885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6.D4" office:value-type="string">
            <text:list xml:id="list144232798337362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6.E4" office:value-type="string">
            <text:list xml:id="list144231559403892" text:continue-numbering="true" text:style-name="liste_5f_abc">
              <text:list-header>
                <text:p text:style-name="P75"/>
              </text:list-header>
            </text:list>
          </table:table-cell>
        </table:table-row>
        <table:table-row table:style-name="Tableau16.1">
          <table:table-cell table:style-name="Tableau16.A2" office:value-type="string">
            <text:list xml:id="list144231179855914" text:continue-numbering="true" text:style-name="liste_5f_abc">
              <text:list-header>
                <text:p text:style-name="P53"><draw:frame draw:style-name="fr7" draw:name="Objet110" text:anchor-type="as-char" svg:width="1.05cm" svg:height="0.411cm" draw:z-index="62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    </text:list-header>
            </text:list>
          </table:table-cell>
          <table:table-cell table:style-name="Tableau16.D4" office:value-type="string">
            <text:list xml:id="list144232046798260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6.D4" office:value-type="string">
            <text:list xml:id="list144232400570026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6.D4" office:value-type="string">
            <text:list xml:id="list144232170592967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6.E4" office:value-type="string">
            <text:list xml:id="list144231446847690" text:continue-numbering="true" text:style-name="liste_5f_abc">
              <text:list-header>
                <text:p text:style-name="P75"/>
              </text:list-header>
            </text:list>
          </table:table-cell>
        </table:table-row>
        <table:table-row table:style-name="Tableau16.1">
          <table:table-cell table:style-name="Tableau16.A2" office:value-type="string">
            <text:list xml:id="list144231303957357" text:continue-numbering="true" text:style-name="liste_5f_abc">
              <text:list-header>
                <text:p text:style-name="P53"><draw:frame draw:style-name="fr7" draw:name="Objet111" text:anchor-type="as-char" svg:width="0.905cm" svg:height="0.411cm" draw:z-index="63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    </text:list-header>
            </text:list>
          </table:table-cell>
          <table:table-cell table:style-name="Tableau16.D5" office:value-type="string">
            <text:list xml:id="list144231821132460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6.D5" office:value-type="string">
            <text:list xml:id="list144232218473424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6.D5" office:value-type="string">
            <text:list xml:id="list144232322880627" text:continue-numbering="true" text:style-name="liste_5f_abc">
              <text:list-header>
                <text:p text:style-name="P75"/>
              </text:list-header>
            </text:list>
          </table:table-cell>
          <table:table-cell table:style-name="Tableau16.E5" office:value-type="string">
            <text:list xml:id="list144231454281095" text:continue-numbering="true" text:style-name="liste_5f_abc">
              <text:list-header>
                <text:p text:style-name="P75"/>
              </text:list-header>
            </text:list>
          </table:table-cell>
        </table:table-row>
      </table:table>
      <text:list xml:id="list144231620057120" text:continue-list="list144231553733596" text:style-name="Num_5f_Exo">
        <text:list-item>
          <text:h text:style-name="P34" text:outline-level="1"><text:span text:style-name="_5f_pointillés_20_gris"><text:span text:style-name="T34"> Écris </text:span></text:span><text:span text:style-name="_5f_pointillés_20_gris"><text:span text:style-name="T35">sous la forme d’une</text:span></text:span><text:span text:style-name="_5f_variable"><text:span text:style-name="T35"> puissance de 10</text:span></text:span><text:span text:style-name="_5f_pointillés_20_gris"><text:span text:style-name="T35">.</text:span></text:span></text:h>
        </text:list-item>
      </text:list>
      <text:list xml:id="list144231253665792" text:continue-list="list144231454281095" text:style-name="liste_5f_abc">
        <text:list-item>
          <text:list>
            <text:list-item text:start-value="1">
              <text:p text:style-name="P40"><text:span text:style-name="_5f_BVS">(10</text:span><text:span text:style-name="_5f_BVS"><text:span text:style-name="T26">4</text:span></text:span><text:span text:style-name="_5f_BVS">)</text:span><text:span text:style-name="_5f_BVS"><text:span text:style-name="T26">3</text:span></text:span><text:span text:style-name="_5f_BVS"><text:span text:style-name="T8"> </text:span></text:span><text:span text:style-name="_5f_signe"><text:span text:style-name="T39">=</text:span></text:span><text:span text:style-name="_5f_pointillés_20_gris"><text:span text:style-name="T35"> </text:span></text:span><text:span text:style-name="_5f_pointillés_20_gris"><text:span text:style-name="T19"><text:tab/></text:span></text:span></text:p>
            </text:list-item>
            <text:list-item>
              <text:p text:style-name="P40"><text:span text:style-name="_5f_pointillés_20_gris"><text:span text:style-name="T39">(10</text:span></text:span><text:span text:style-name="_5f_pointillés_20_gris"><text:span text:style-name="T52">5</text:span></text:span><text:span text:style-name="_5f_pointillés_20_gris"><text:span text:style-name="T39">)</text:span></text:span><text:span text:style-name="_5f_pointillés_20_gris"><text:span text:style-name="T52">2</text:span></text:span><text:span text:style-name="_5f_pointillés_20_gris"><text:span text:style-name="T39"> </text:span></text:span><text:span text:style-name="_5f_signe"><text:span text:style-name="T39">=</text:span></text:span><text:span text:style-name="_5f_pointillés_20_gris"><text:span text:style-name="T35"> </text:span></text:span><text:span text:style-name="_5f_pointillés_20_gris"><text:span text:style-name="T19"><text:tab/></text:span></text:span></text:p>
            </text:list-item>
            <text:list-item>
              <text:p text:style-name="P40"><text:span text:style-name="_5f_pointillés_20_gris"><text:span text:style-name="T39">(10</text:span></text:span><text:span text:style-name="_5f_pointillés_20_gris"><text:span text:style-name="T52">4</text:span></text:span><text:span text:style-name="_5f_pointillés_20_gris"><text:span text:style-name="T39">)</text:span></text:span><text:span text:style-name="_5f_pointillés_20_gris"><text:span text:style-name="T51">–</text:span></text:span><text:span text:style-name="_5f_pointillés_20_gris"><text:span text:style-name="T52">5</text:span></text:span><text:span text:style-name="_5f_pointillés_20_gris"><text:span text:style-name="T39"> </text:span></text:span><text:span text:style-name="_5f_signe"><text:span text:style-name="T39">=</text:span></text:span><text:span text:style-name="_5f_pointillés_20_gris"><text:span text:style-name="T35"> </text:span></text:span><text:span text:style-name="_5f_pointillés_20_gris"><text:span text:style-name="T19"><text:tab/></text:span></text:span></text:p>
            </text:list-item>
            <text:list-item>
              <text:p text:style-name="P40"><text:span text:style-name="_5f_pointillés_20_gris"><text:span text:style-name="T39">(10</text:span></text:span><text:span text:style-name="_5f_pointillés_20_gris"><text:span text:style-name="T51">–3</text:span></text:span><text:span text:style-name="_5f_pointillés_20_gris"><text:span text:style-name="T39">)</text:span></text:span><text:span text:style-name="_5f_pointillés_20_gris"><text:span text:style-name="T52">6</text:span></text:span><text:span text:style-name="_5f_pointillés_20_gris"><text:span text:style-name="T39"> </text:span></text:span><text:span text:style-name="_5f_signe"><text:span text:style-name="T39">=</text:span></text:span><text:span text:style-name="_5f_pointillés_20_gris"><text:span text:style-name="T35"> </text:span></text:span><text:span text:style-name="_5f_pointillés_20_gris"><text:span text:style-name="T19"><text:tab/></text:span></text:span></text:p>
            </text:list-item>
          </text:list>
        </text:list-item>
      </text:list>
      <text:list xml:id="list144232441481564" text:continue-list="list144231620057120" text:style-name="Num_5f_Exo">
        <text:list-item>
          <text:h text:style-name="P29" text:outline-level="1"><text:soft-page-break/><text:span text:style-name="T79"> </text:span><text:span text:style-name="Bold_5f_niv2"><text:span text:style-name="T88">Nombres égaux</text:span></text:span></text:h>
        </text:list-item>
      </text:list>
      <text:list xml:id="list144231358421352" text:continue-list="list144231253665792" text:style-name="liste_5f_abc">
        <text:list-item text:start-value="1">
          <text:p text:style-name="P39"><text:span text:style-name="_5f_BVS">Entoure les expressions égales à </text:span><text:span text:style-name="_5f_BVS"><draw:frame draw:style-name="fr10" draw:name="Objet70" text:anchor-type="as-char" svg:y="-0.397cm" svg:width="0.58cm" svg:height="0.455cm" draw:z-index="64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_5f_BVS">.</text:span></text:p>
        </text:list-item>
      </text:list>
      <text:p text:style-name="P65"><draw:frame draw:style-name="fr4" draw:name="Objet71" text:anchor-type="as-char" svg:width="1.609cm" svg:height="0.455cm" draw:z-index="65"><draw:object xlink:href="./Object 25" xlink:type="simple" xlink:show="embed" xlink:actuate="onLoad"/><draw:image xlink:href="./ObjectReplacements/Object 25" xlink:type="simple" xlink:show="embed" xlink:actuate="onLoad"/><svg:desc>formule</svg:desc></draw:frame><text:s text:c="2"/><text:span text:style-name="_5f_BVS"><text:s text:c="3"/></text:span><text:s/><draw:frame draw:style-name="fr4" draw:name="Objet72" text:anchor-type="as-char" svg:width="1.593cm" svg:height="0.455cm" draw:z-index="66"><draw:object xlink:href="./Object 26" xlink:type="simple" xlink:show="embed" xlink:actuate="onLoad"/><draw:image xlink:href="./ObjectReplacements/Object 26" xlink:type="simple" xlink:show="embed" xlink:actuate="onLoad"/><svg:desc>formule</svg:desc></draw:frame><text:s/><text:span text:style-name="_5f_BVS"><text:s/></text:span><text:s/><text:span text:style-name="_5f_BVS"><text:s text:c="2"/></text:span><text:s/><draw:frame draw:style-name="fr4" draw:name="Objet73" text:anchor-type="as-char" svg:width="1.057cm" svg:height="0.455cm" draw:z-index="67"><draw:object xlink:href="./Object 27" xlink:type="simple" xlink:show="embed" xlink:actuate="onLoad"/><draw:image xlink:href="./ObjectReplacements/Object 27" xlink:type="simple" xlink:show="embed" xlink:actuate="onLoad"/><svg:desc>formule</svg:desc></draw:frame><text:s/><text:span text:style-name="_5f_BVS"><text:s text:c="3"/></text:span><text:s text:c="2"/><text:span text:style-name="_5f_BVS"><draw:frame draw:style-name="fr4" draw:name="Objet74" text:anchor-type="as-char" svg:width="0.808cm" svg:height="0.96cm" draw:z-index="68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<text:list xml:id="list144231955137687" text:continue-numbering="true" text:style-name="liste_5f_abc">
        <text:list-item>
          <text:p text:style-name="P41"><text:span text:style-name="_5f_BVS">Entoure les expressions égales à </text:span><text:span text:style-name="_5f_BVS"><draw:frame draw:style-name="fr10" draw:name="Objet75" text:anchor-type="as-char" svg:y="-0.397cm" svg:width="0.737cm" svg:height="0.455cm" draw:z-index="69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_5f_BVS">.</text:span></text:p>
        </text:list-item>
      </text:list>
      <text:p text:style-name="P65"><text:span text:style-name="_5f_BVS"><draw:frame draw:style-name="fr4" draw:name="Objet9" text:anchor-type="as-char" svg:width="0.808cm" svg:height="0.96cm" draw:z-index="70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_5f_BVS"><text:s text:c="6"/></text:span><text:span text:style-name="_5f_BVS"><draw:frame draw:style-name="fr10" draw:name="Objet10" text:anchor-type="as-char" svg:y="-0.601cm" svg:width="0.808cm" svg:height="0.96cm" draw:z-index="71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_5f_BVS"><text:s text:c="6"/></text:span><text:span text:style-name="_5f_BVS"><draw:frame draw:style-name="fr10" draw:name="Objet11" text:anchor-type="as-char" svg:y="-0.372cm" svg:width="1.75cm" svg:height="0.455cm" draw:z-index="72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_5f_BVS"><text:s text:c="6"/></text:span><text:span text:style-name="_5f_BVS"><draw:frame draw:style-name="fr4" draw:name="Objet12" text:anchor-type="as-char" svg:width="1.909cm" svg:height="0.455cm" draw:z-index="73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p>
      <text:list xml:id="list144232824109837" text:continue-numbering="true" text:style-name="liste_5f_abc">
        <text:list-item>
          <text:p text:style-name="P39"><text:span text:style-name="_5f_BVS">Entoure les expressions égales à </text:span><text:span text:style-name="_5f_BVS"><draw:frame draw:style-name="fr10" draw:name="Objet80" text:anchor-type="as-char" svg:y="-0.397cm" svg:width="0.58cm" svg:height="0.455cm" draw:z-index="74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_5f_BVS">.</text:span></text:p>
        </text:list-item>
      </text:list>
      <text:p text:style-name="P64"><draw:frame draw:style-name="fr4" draw:name="Objet81" text:anchor-type="as-char" svg:width="0.651cm" svg:height="0.915cm" draw:z-index="78"><draw:object xlink:href="./Object 48" xlink:type="simple" xlink:show="embed" xlink:actuate="onLoad"/><draw:image xlink:href="./ObjectReplacements/Object 48" xlink:type="simple" xlink:show="embed" xlink:actuate="onLoad"/><svg:desc>formule</svg:desc></draw:frame><text:s/><text:span text:style-name="_5f_BVS"><text:s text:c="3"/></text:span><text:s text:c="2"/><draw:frame draw:style-name="fr4" draw:name="Objet82" text:anchor-type="as-char" svg:width="1.593cm" svg:height="0.455cm" draw:z-index="80"><draw:object xlink:href="./Object 49" xlink:type="simple" xlink:show="embed" xlink:actuate="onLoad"/><draw:image xlink:href="./ObjectReplacements/Object 49" xlink:type="simple" xlink:show="embed" xlink:actuate="onLoad"/><svg:desc>formule</svg:desc></draw:frame><text:s text:c="2"/><text:span text:style-name="_5f_BVS"><text:s text:c="3"/></text:span><text:s/><draw:frame draw:style-name="fr4" draw:name="Objet83" text:anchor-type="as-char" svg:width="1.057cm" svg:height="0.455cm" draw:z-index="81"><draw:object xlink:href="./Object 50" xlink:type="simple" xlink:show="embed" xlink:actuate="onLoad"/><draw:image xlink:href="./ObjectReplacements/Object 50" xlink:type="simple" xlink:show="embed" xlink:actuate="onLoad"/><svg:desc>formule</svg:desc></draw:frame><text:s/><text:span text:style-name="_5f_BVS"><text:s text:c="3"/></text:span><text:s text:c="2"/><draw:frame draw:style-name="fr4" draw:name="Objet86" text:anchor-type="as-char" svg:width="1.372cm" svg:height="0.455cm" draw:z-index="79"><draw:object xlink:href="./Object 51" xlink:type="simple" xlink:show="embed" xlink:actuate="onLoad"/><draw:image xlink:href="./ObjectReplacements/Object 51" xlink:type="simple" xlink:show="embed" xlink:actuate="onLoad"/><svg:desc>formule</svg:desc></draw:frame><text:s text:c="3"/><text:span text:style-name="_5f_BVS"><text:s text:c="3"/></text:span><text:span text:style-name="_5f_BVS"><draw:frame draw:style-name="fr4" draw:name="Objet87" text:anchor-type="as-char" svg:width="0.651cm" svg:height="0.96cm" draw:z-index="77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list xml:id="list144232709109055" text:continue-numbering="true" text:style-name="liste_5f_abc">
        <text:list-item>
          <text:p text:style-name="P42"><text:span text:style-name="_5f_BVS">Entoure les expressions égales à 1.</text:span></text:p>
          <text:p text:style-name="P66"><text:span text:style-name="_5f_BVS"><draw:frame draw:style-name="fr4" draw:name="Objet89" text:anchor-type="as-char" svg:width="0.808cm" svg:height="0.96cm" draw:z-index="82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_5f_BVS"><text:s text:c="6"/></text:span><text:span text:style-name="_5f_BVS"><draw:frame draw:style-name="fr4" draw:name="Objet14" text:anchor-type="as-char" svg:width="1.75cm" svg:height="0.455cm" draw:z-index="83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_5f_BVS"><text:s text:c="6"/></text:span><text:span text:style-name="_5f_BVS"><draw:frame draw:style-name="fr4" draw:name="Objet15" text:anchor-type="as-char" svg:width="1.215cm" svg:height="0.455cm" draw:z-index="84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_5f_BVS"><text:s text:c="6"/></text:span><text:span text:style-name="_5f_BVS"><draw:frame draw:style-name="fr4" draw:name="Objet16" text:anchor-type="as-char" svg:width="1.127cm" svg:height="0.96cm" draw:z-index="85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_5f_BVS"><text:s text:c="6"/></text:span><text:span text:style-name="_5f_BVS"><draw:frame draw:style-name="fr4" draw:name="Objet17" text:anchor-type="as-char" svg:width="1.191cm" svg:height="0.455cm" draw:z-index="86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p>
        </text:list-item>
      </text:list>
      <text:list xml:id="list144231298645938" text:continue-list="list144232441481564" text:style-name="Num_5f_Exo">
        <text:list-item>
          <text:h text:style-name="P37" text:outline-level="1"> Relie les expressions égales.</text:h>
        </text:list-item>
      </text:list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header-rows>
          <table:table-row table:style-name="Tableau17.1">
            <table:table-cell table:style-name="Tableau17.A1" office:value-type="string">
              <text:list xml:id="list144231232262858" text:continue-list="list144232709109055" text:style-name="liste_5f_abc">
                <text:list-header>
                  <text:p text:style-name="P60"><draw:frame draw:style-name="fr9" draw:name="Objet112" text:anchor-type="as-char" svg:width="2.083cm" svg:height="0.455cm" draw:z-index="75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        </text:list-header>
              </text:list>
            </table:table-cell>
            <table:table-cell table:style-name="Tableau17.A1" office:value-type="string">
              <text:list xml:id="list144231675130308" text:continue-numbering="true" text:style-name="liste_5f_abc">
                <text:list-header>
                  <text:p text:style-name="P56"></text:p>
                </text:list-header>
              </text:list>
            </table:table-cell>
            <table:table-cell table:style-name="Tableau17.A1" office:value-type="string">
              <text:list xml:id="list144231955132300" text:continue-numbering="true" text:style-name="liste_5f_abc">
                <text:list-header>
                  <text:p text:style-name="P62"/>
                </text:list-header>
              </text:list>
            </table:table-cell>
            <table:table-cell table:style-name="Tableau17.A1" office:value-type="string">
              <text:list xml:id="list144232755179648" text:continue-numbering="true" text:style-name="liste_5f_abc">
                <text:list-header>
                  <text:p text:style-name="P55"></text:p>
                </text:list-header>
              </text:list>
            </table:table-cell>
            <table:table-cell table:style-name="Tableau17.E1" office:value-type="string">
              <text:list xml:id="list144231613136577" text:continue-numbering="true" text:style-name="liste_5f_abc">
                <text:list-header>
                  <text:p text:style-name="P61"><draw:frame draw:style-name="fr9" draw:name="Objet113" text:anchor-type="as-char" svg:width="0.914cm" svg:height="0.455cm" draw:z-index="10"><draw:object xlink:href="./Object 64" xlink:type="simple" xlink:show="embed" xlink:actuate="onLoad"/><draw:image xlink:href="./ObjectReplacements/Object 64" xlink:type="simple" xlink:show="embed" xlink:actuate="onLoad"/><svg:desc>formule</svg:desc></draw:frame></text:p>
                </text:list-header>
              </text:list>
            </table:table-cell>
          </table:table-row>
        </table:table-header-rows>
        <table:table-row table:style-name="Tableau17.1">
          <table:table-cell table:style-name="Tableau17.A1" office:value-type="string">
            <text:list xml:id="list144231666985795" text:continue-numbering="true" text:style-name="liste_5f_abc">
              <text:list-header>
                <text:p text:style-name="P57"><draw:frame draw:style-name="fr7" draw:name="Objet114" text:anchor-type="as-char" svg:width="1.792cm" svg:height="0.455cm" draw:z-index="11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    </text:list-header>
            </text:list>
          </table:table-cell>
          <table:table-cell table:style-name="Tableau17.A1" office:value-type="string">
            <text:list xml:id="list144231299213281" text:continue-numbering="true" text:style-name="liste_5f_abc">
              <text:list-header>
                <text:p text:style-name="P56"></text:p>
              </text:list-header>
            </text:list>
          </table:table-cell>
          <table:table-cell table:style-name="Tableau17.A1" office:value-type="string">
            <text:list xml:id="list144232821013629" text:continue-numbering="true" text:style-name="liste_5f_abc">
              <text:list-header>
                <text:p text:style-name="P59"/>
              </text:list-header>
            </text:list>
          </table:table-cell>
          <table:table-cell table:style-name="Tableau17.A1" office:value-type="string">
            <text:list xml:id="list144231579769177" text:continue-numbering="true" text:style-name="liste_5f_abc">
              <text:list-header>
                <text:p text:style-name="P55"></text:p>
              </text:list-header>
            </text:list>
          </table:table-cell>
          <table:table-cell table:style-name="Tableau17.A1" office:value-type="string">
            <text:list xml:id="list144232940366637" text:continue-numbering="true" text:style-name="liste_5f_abc">
              <text:list-header>
                <text:p text:style-name="P58"><draw:frame draw:style-name="fr7" draw:name="Objet115" text:anchor-type="as-char" svg:width="0.938cm" svg:height="0.455cm" draw:z-index="12"><draw:object xlink:href="./Object 66" xlink:type="simple" xlink:show="embed" xlink:actuate="onLoad"/><draw:image xlink:href="./ObjectReplacements/Object 66" xlink:type="simple" xlink:show="embed" xlink:actuate="onLoad"/><svg:desc>formule</svg:desc></draw:frame></text:p>
              </text:list-header>
            </text:list>
          </table:table-cell>
        </table:table-row>
        <table:table-row table:style-name="Tableau17.1">
          <table:table-cell table:style-name="Tableau17.A1" office:value-type="string">
            <text:list xml:id="list144231594283934" text:continue-numbering="true" text:style-name="liste_5f_abc">
              <text:list-header>
                <text:p text:style-name="P57"><draw:frame draw:style-name="fr7" draw:name="Objet116" text:anchor-type="as-char" svg:width="1.258cm" svg:height="0.455cm" draw:z-index="13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    </text:list-header>
            </text:list>
          </table:table-cell>
          <table:table-cell table:style-name="Tableau17.A1" office:value-type="string">
            <text:list xml:id="list144233155209497" text:continue-numbering="true" text:style-name="liste_5f_abc">
              <text:list-header>
                <text:p text:style-name="P56"></text:p>
              </text:list-header>
            </text:list>
          </table:table-cell>
          <table:table-cell table:style-name="Tableau17.A1" office:value-type="string">
            <text:list xml:id="list144231553294601" text:continue-numbering="true" text:style-name="liste_5f_abc">
              <text:list-header>
                <text:p text:style-name="P59"/>
              </text:list-header>
            </text:list>
          </table:table-cell>
          <table:table-cell table:style-name="Tableau17.A1" office:value-type="string">
            <text:list xml:id="list144232917221112" text:continue-numbering="true" text:style-name="liste_5f_abc">
              <text:list-header>
                <text:p text:style-name="P55"></text:p>
              </text:list-header>
            </text:list>
          </table:table-cell>
          <table:table-cell table:style-name="Tableau17.A1" office:value-type="string">
            <text:list xml:id="list144232382178776" text:continue-numbering="true" text:style-name="liste_5f_abc">
              <text:list-header>
                <text:p text:style-name="P58"><draw:frame draw:style-name="fr7" draw:name="Objet170" text:anchor-type="as-char" svg:width="1.072cm" svg:height="0.455cm" draw:z-index="14"><draw:object xlink:href="./Object 68" xlink:type="simple" xlink:show="embed" xlink:actuate="onLoad"/><draw:image xlink:href="./ObjectReplacements/Object 68" xlink:type="simple" xlink:show="embed" xlink:actuate="onLoad"/><svg:desc>formule</svg:desc></draw:frame></text:p>
              </text:list-header>
            </text:list>
          </table:table-cell>
        </table:table-row>
        <table:table-row table:style-name="Tableau17.1">
          <table:table-cell table:style-name="Tableau17.A1" office:value-type="string">
            <text:list xml:id="list144231259403971" text:continue-numbering="true" text:style-name="liste_5f_abc">
              <text:list-header>
                <text:p text:style-name="P57"><draw:frame draw:style-name="fr7" draw:name="Objet117" text:anchor-type="as-char" svg:width="0.984cm" svg:height="0.96cm" draw:z-index="15"><draw:object xlink:href="./Object 69" xlink:type="simple" xlink:show="embed" xlink:actuate="onLoad"/><draw:image xlink:href="./ObjectReplacements/Object 69" xlink:type="simple" xlink:show="embed" xlink:actuate="onLoad"/><svg:desc>formule</svg:desc></draw:frame></text:p>
              </text:list-header>
            </text:list>
          </table:table-cell>
          <table:table-cell table:style-name="Tableau17.A1" office:value-type="string">
            <text:list xml:id="list144232711769181" text:continue-numbering="true" text:style-name="liste_5f_abc">
              <text:list-header>
                <text:p text:style-name="P56"></text:p>
              </text:list-header>
            </text:list>
          </table:table-cell>
          <table:table-cell table:style-name="Tableau17.A1" office:value-type="string">
            <text:list xml:id="list144232332516007" text:continue-numbering="true" text:style-name="liste_5f_abc">
              <text:list-header>
                <text:p text:style-name="P59"/>
              </text:list-header>
            </text:list>
          </table:table-cell>
          <table:table-cell table:style-name="Tableau17.A1" office:value-type="string">
            <text:list xml:id="list144231532435773" text:continue-numbering="true" text:style-name="liste_5f_abc">
              <text:list-header>
                <text:p text:style-name="P55"></text:p>
              </text:list-header>
            </text:list>
          </table:table-cell>
          <table:table-cell table:style-name="Tableau17.A1" office:value-type="string">
            <text:list xml:id="list144232484414975" text:continue-numbering="true" text:style-name="liste_5f_abc">
              <text:list-header>
                <text:p text:style-name="P58"><draw:frame draw:style-name="fr7" draw:name="Objet118" text:anchor-type="as-char" svg:width="1.072cm" svg:height="0.455cm" draw:z-index="16"><draw:object xlink:href="./Object 70" xlink:type="simple" xlink:show="embed" xlink:actuate="onLoad"/><draw:image xlink:href="./ObjectReplacements/Object 70" xlink:type="simple" xlink:show="embed" xlink:actuate="onLoad"/><svg:desc>formule</svg:desc></draw:frame></text:p>
              </text:list-header>
            </text:list>
          </table:table-cell>
        </table:table-row>
        <table:table-row table:style-name="Tableau17.1">
          <table:table-cell table:style-name="Tableau17.A1" office:value-type="string">
            <text:list xml:id="list144232150521768" text:continue-numbering="true" text:style-name="liste_5f_abc">
              <text:list-header>
                <text:p text:style-name="P57"><draw:frame draw:style-name="fr9" draw:name="Objet119" text:anchor-type="as-char" svg:width="1.141cm" svg:height="0.96cm" draw:z-index="76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    </text:list-header>
            </text:list>
          </table:table-cell>
          <table:table-cell table:style-name="Tableau17.A1" office:value-type="string">
            <text:list xml:id="list144232439156498" text:continue-numbering="true" text:style-name="liste_5f_abc">
              <text:list-header>
                <text:p text:style-name="P56"></text:p>
              </text:list-header>
            </text:list>
          </table:table-cell>
          <table:table-cell table:style-name="Tableau17.A1" office:value-type="string">
            <text:list xml:id="list144232968303858" text:continue-numbering="true" text:style-name="liste_5f_abc">
              <text:list-header>
                <text:p text:style-name="P59"/>
              </text:list-header>
            </text:list>
          </table:table-cell>
          <table:table-cell table:style-name="Tableau17.A1" office:value-type="string">
            <text:list xml:id="list144233152159869" text:continue-numbering="true" text:style-name="liste_5f_abc">
              <text:list-header>
                <text:p text:style-name="P55"></text:p>
              </text:list-header>
            </text:list>
          </table:table-cell>
          <table:table-cell table:style-name="Tableau17.A1" office:value-type="string">
            <text:list xml:id="list144231512018543" text:continue-numbering="true" text:style-name="liste_5f_abc">
              <text:list-header>
                <text:p text:style-name="P58"><draw:frame draw:style-name="fr7" draw:name="Objet120" text:anchor-type="as-char" svg:width="0.78cm" svg:height="0.455cm" draw:z-index="17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    </text:list-header>
            </text:list>
          </table:table-cell>
        </table:table-row>
        <table:table-row table:style-name="Tableau17.1">
          <table:table-cell table:style-name="Tableau17.A1" office:value-type="string">
            <text:list xml:id="list144231438082418" text:continue-numbering="true" text:style-name="liste_5f_abc">
              <text:list-header>
                <text:p text:style-name="P57"><draw:frame draw:style-name="fr8" draw:name="Objet150" text:anchor-type="as-char" svg:width="3.254cm" svg:height="0.455cm" draw:z-index="18"><draw:object xlink:href="./Object 73" xlink:type="simple" xlink:show="embed" xlink:actuate="onLoad"/><draw:image xlink:href="./ObjectReplacements/Object 73" xlink:type="simple" xlink:show="embed" xlink:actuate="onLoad"/><svg:desc>formule</svg:desc></draw:frame></text:p>
              </text:list-header>
            </text:list>
          </table:table-cell>
          <table:table-cell table:style-name="Tableau17.A1" office:value-type="string">
            <text:list xml:id="list144231175364122" text:continue-numbering="true" text:style-name="liste_5f_abc">
              <text:list-header>
                <text:p text:style-name="P56"></text:p>
              </text:list-header>
            </text:list>
          </table:table-cell>
          <table:table-cell table:style-name="Tableau17.A1" office:value-type="string">
            <text:list xml:id="list144231821400365" text:continue-numbering="true" text:style-name="liste_5f_abc">
              <text:list-header>
                <text:p text:style-name="P59"/>
              </text:list-header>
            </text:list>
          </table:table-cell>
          <table:table-cell table:style-name="Tableau17.A1" office:value-type="string">
            <text:list xml:id="list144233263186622" text:continue-numbering="true" text:style-name="liste_5f_abc">
              <text:list-header>
                <text:p text:style-name="P55"></text:p>
              </text:list-header>
            </text:list>
          </table:table-cell>
          <table:table-cell table:style-name="Tableau17.A1" office:value-type="string">
            <text:list xml:id="list144231269981551" text:continue-numbering="true" text:style-name="liste_5f_abc">
              <text:list-header>
                <text:p text:style-name="P58"><draw:frame draw:style-name="fr7" draw:name="Objet151" text:anchor-type="as-char" svg:width="0.914cm" svg:height="0.455cm" draw:z-index="19"><draw:object xlink:href="./Object 74" xlink:type="simple" xlink:show="embed" xlink:actuate="onLoad"/><draw:image xlink:href="./ObjectReplacements/Object 74" xlink:type="simple" xlink:show="embed" xlink:actuate="onLoad"/><svg:desc>formule</svg:desc></draw:frame></text:p>
              </text:list-header>
            </text:list>
          </table:table-cell>
        </table:table-row>
      </table:table>
      <text:list xml:id="list144231160613554" text:continue-list="list144231298645938" text:style-name="Num_5f_Exo">
        <text:list-item>
          <text:h text:style-name="P36" text:outline-level="1"> Écris les expressions suivantes sous la forme d’une puissance de 10.</text:h>
        </text:list-item>
      </text:list>
      <text:list xml:id="list144232736911280" text:continue-list="list144231269981551" text:style-name="liste_5f_abc">
        <text:list-header>
          <text:p text:style-name="P77"><text:span text:style-name="T22">A </text:span><text:span text:style-name="_5f_Symbole"><text:span text:style-name="T22">=</text:span></text:span><text:span text:style-name="T22"> 10</text:span><text:span text:style-name="T31">5</text:span><text:span text:style-name="T10"> </text:span><text:span text:style-name="T12">×</text:span><text:span text:style-name="T10"> </text:span><text:span text:style-name="T22">(10</text:span><text:span text:style-name="T31">–3</text:span><text:span text:style-name="T88">)</text:span><text:span text:style-name="T31">4</text:span></text:p>
        </text:list-header>
      </text:list>
      <text:p text:style-name="P26"><text:span text:style-name="T88">A </text:span><text:span text:style-name="_5f_Symbole"><text:span text:style-name="T88">=</text:span></text:span><text:span text:style-name="T88"> 10</text:span><text:span text:style-name="T31">5</text:span><text:span text:style-name="T81"> </text:span><text:span text:style-name="T78">×</text:span><text:span text:style-name="T81"> (10</text:span><text:span text:style-name="_5f_pointillés_20_gris"><text:span text:style-name="T27">......</text:span></text:span><text:span text:style-name="T81"> </text:span><text:span text:style-name="T78">×</text:span><text:span text:style-name="T81"> 10</text:span><text:span text:style-name="_5f_pointillés_20_gris"><text:span text:style-name="T27">......</text:span></text:span><text:span text:style-name="T81"> </text:span><text:span text:style-name="T78">×</text:span><text:span text:style-name="T81"> 10</text:span><text:span text:style-name="_5f_pointillés_20_gris"><text:span text:style-name="T27">......</text:span></text:span><text:span text:style-name="T81"> </text:span><text:span text:style-name="T78">×</text:span><text:span text:style-name="T81"> 10</text:span><text:span text:style-name="_5f_pointillés_20_gris"><text:span text:style-name="T27">......</text:span></text:span><text:span text:style-name="T81">)</text:span></text:p>
      <text:list xml:id="list144233234158513" text:continue-numbering="true" text:style-name="liste_5f_abc">
        <text:list-header>
          <text:p text:style-name="P78"><text:span text:style-name="T22">A </text:span><text:span text:style-name="_5f_Symbole"><text:span text:style-name="T22">=</text:span></text:span><text:span text:style-name="T22"> 10</text:span><text:span text:style-name="T88">5</text:span><text:span text:style-name="T10"> </text:span><text:span text:style-name="T12">×</text:span><text:span text:style-name="T10"> </text:span><text:span text:style-name="T22">(10</text:span><text:span text:style-name="_5f_pointillés_20_gris"><text:span text:style-name="T88">..…</text:span></text:span><text:span text:style-name="_5f_BVS"><text:span text:style-name="T10">)</text:span></text:span></text:p>
          <text:p text:style-name="P77"><text:span text:style-name="_5f_BVS"><text:span text:style-name="T22">A </text:span></text:span><text:span text:style-name="_5f_Symbole"><text:span text:style-name="T22">=</text:span></text:span><text:span text:style-name="_5f_BVS"><text:span text:style-name="T22"> 10</text:span></text:span><text:span text:style-name="_5f_pointillés_20_gris"><text:span text:style-name="T31">..…</text:span></text:span></text:p>
          <text:p text:style-name="P83"><text:span text:style-name="T8">B </text:span><text:span text:style-name="_5f_signe"><text:span text:style-name="T8">=</text:span></text:span><text:span text:style-name="T8"> 10 </text:span><text:span text:style-name="T11">×</text:span> (10<text:span text:style-name="T24">–7</text:span><text:span text:style-name="T8">)</text:span><text:span text:style-name="T24">3</text:span><text:span text:style-name="T8"> </text:span><text:span text:style-name="T11">×</text:span> 10<text:span text:style-name="T24">9</text:span></text:p>
          <text:p text:style-name="P67">B <text:span text:style-name="_5f_signe">=</text:span> <text:span text:style-name="_5f_pointillés_20_gris"><text:tab/></text:span></text:p>
          <text:p text:style-name="P69"><text:span text:style-name="_5f_pointillés_20_gris"><text:span text:style-name="T33">B </text:span></text:span><text:span text:style-name="_5f_signe"><text:span text:style-name="T33">=</text:span></text:span><text:span text:style-name="_5f_pointillés_20_gris"> <text:tab/></text:span></text:p>
          <text:p text:style-name="P69"><text:span text:style-name="_5f_pointillés_20_gris"><text:span text:style-name="T33">B </text:span></text:span><text:span text:style-name="_5f_signe"><text:span text:style-name="T33">=</text:span></text:span><text:span text:style-name="_5f_pointillés_20_gris"> <text:tab/></text:span></text:p>
          <text:p text:style-name="P83"><text:span text:style-name="T49">C</text:span><text:span text:style-name="T8"> </text:span><text:span text:style-name="_5f_signe"><text:span text:style-name="T8">=</text:span></text:span><text:span text:style-name="T8"><draw:frame draw:style-name="fr4" draw:name="Objet121" text:anchor-type="as-char" svg:width="2.178cm" svg:height="0.96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    <text:p text:style-name="P87"><text:span text:style-name="T49">C</text:span><text:span text:style-name="T8"> </text:span><text:span text:style-name="_5f_signe"><text:span text:style-name="T8">=</text:span></text:span><text:span text:style-name="T8"> </text:span><text:span text:style-name="_5f_pointillés_20_gris"><text:span text:style-name="T8"><text:tab/></text:span></text:span></text:p>
          <text:p text:style-name="P87"><text:span text:style-name="_5f_pointillés_20_gris"><text:span text:style-name="T50">C</text:span></text:span><text:span text:style-name="_5f_pointillés_20_gris"><text:span text:style-name="T34"> </text:span></text:span><text:span text:style-name="_5f_signe"><text:span text:style-name="T34">=</text:span></text:span><text:span text:style-name="_5f_pointillés_20_gris"><text:span text:style-name="T8"> <text:tab/></text:span></text:span></text:p>
          <text:p text:style-name="P87"><text:span text:style-name="T49">C</text:span><text:span text:style-name="T8"> </text:span><text:span text:style-name="_5f_signe"><text:span text:style-name="T8">=</text:span></text:span><text:span text:style-name="T8"> </text:span><text:span text:style-name="_5f_pointillés_20_gris"><text:span text:style-name="T8"><text:tab/></text:span></text:span></text:p>
          <text:p text:style-name="P82"><text:span text:style-name="_5f_pointillés_20_gris"><text:span text:style-name="T50">C</text:span></text:span><text:span text:style-name="_5f_pointillés_20_gris"><text:span text:style-name="T34"> </text:span></text:span><text:span text:style-name="_5f_signe"><text:span text:style-name="T34">=</text:span></text:span><text:span text:style-name="_5f_pointillés_20_gris"><text:span text:style-name="T8"> <text:tab/></text:span></text:span></text:p>
          <text:p text:style-name="P84"><text:span text:style-name="T49">D</text:span><text:span text:style-name="T8"> </text:span><text:span text:style-name="_5f_signe"><text:span text:style-name="T8">=</text:span></text:span><text:span text:style-name="T8"><draw:frame draw:style-name="fr4" draw:name="Objet124" text:anchor-type="as-char" svg:width="2.02cm" svg:height="0.96cm" draw:z-index="21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p>
          <text:p text:style-name="P87"><text:span text:style-name="T75">D</text:span> <text:span text:style-name="_5f_signe">=</text:span> <text:span text:style-name="_5f_pointillés_20_gris"><text:tab/></text:span></text:p>
          <text:p text:style-name="P87"><text:span text:style-name="T75">D</text:span> <text:span text:style-name="_5f_signe">=</text:span> <text:span text:style-name="_5f_pointillés_20_gris"><text:tab/></text:span></text:p>
          <text:p text:style-name="P87"><text:span text:style-name="T75">D</text:span> <text:span text:style-name="_5f_signe">=</text:span> <text:span text:style-name="_5f_pointillés_20_gris"><text:tab/></text:span></text:p>
          <text:p text:style-name="P69"><text:span text:style-name="T75">D</text:span> <text:span text:style-name="_5f_signe">=</text:span> <text:span text:style-name="_5f_pointillés_20_gris"><text:tab/></text:span></text:p>
          <text:p text:style-name="P84"><text:span text:style-name="T49">E</text:span><text:span text:style-name="T8"> </text:span><text:span text:style-name="_5f_signe"><text:span text:style-name="T8">=</text:span></text:span><text:span text:style-name="T8"><draw:frame draw:style-name="fr4" draw:name="Objet123" text:anchor-type="as-char" svg:width="2.364cm" svg:height="0.96cm" draw:z-index="22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p>
          <text:p text:style-name="P87"><text:span text:style-name="T75">E</text:span> <text:span text:style-name="_5f_signe">=</text:span> <text:span text:style-name="_5f_pointillés_20_gris"><text:tab/></text:span></text:p>
          <text:p text:style-name="P87"><text:span text:style-name="_5f_pointillés_20_gris"><text:span text:style-name="T76">E</text:span></text:span><text:span text:style-name="_5f_pointillés_20_gris"><text:span text:style-name="T33"> </text:span></text:span><text:span text:style-name="_5f_signe"><text:span text:style-name="T33">=</text:span></text:span><text:span text:style-name="_5f_pointillés_20_gris"> <text:tab/></text:span></text:p>
          <text:p text:style-name="P87"><text:span text:style-name="T75">E</text:span> <text:span text:style-name="_5f_signe">=</text:span> <text:span text:style-name="_5f_pointillés_20_gris"><text:tab/></text:span></text:p>
          <text:p text:style-name="P69"><text:span text:style-name="_5f_pointillés_20_gris"><text:span text:style-name="T76">E</text:span></text:span><text:span text:style-name="_5f_pointillés_20_gris"><text:span text:style-name="T33"> </text:span></text:span><text:span text:style-name="_5f_signe"><text:span text:style-name="T33">=</text:span></text:span><text:span text:style-name="_5f_pointillés_20_gris"> <text:tab/></text:span></text:p>
        </text:list-header>
      </text:list>
      <text:list xml:id="list144232796530986" text:continue-list="list144231160613554" text:style-name="Num_5f_Exo">
        <text:list-item>
          <text:h text:style-name="P38" text:outline-level="1"><text:span text:style-name="_5f_pointillés_20_gris"> </text:span>Calcule les expressions suivantes.</text:h>
        </text:list-item>
      </text:list>
      <text:list xml:id="list144232070446643" text:continue-list="list144233234158513" text:style-name="liste_5f_abc">
        <text:list-header>
          <text:p text:style-name="P71"><text:span text:style-name="T22">A </text:span><text:span text:style-name="_5f_Symbole"><text:span text:style-name="T22">=</text:span></text:span><text:span text:style-name="T22"> 10</text:span><text:span text:style-name="T31">5</text:span><text:span text:style-name="T22"> </text:span><text:span text:style-name="_5f_Symbole"><text:span text:style-name="T48"></text:span></text:span><text:span text:style-name="T23"> 1</text:span><text:span text:style-name="T22">0</text:span><text:span text:style-name="T32">2</text:span><text:span text:style-name="T22"> </text:span><text:span text:style-name="_5f_Symbole"><text:span text:style-name="T48"></text:span></text:span><text:span text:style-name="T23"> 1</text:span><text:span text:style-name="T22">0</text:span><text:span text:style-name="T32">3</text:span><text:span text:style-name="T22"> </text:span><text:span text:style-name="_5f_opensymbol"><text:span text:style-name="T13">×</text:span></text:span><text:span text:style-name="T23"> 1</text:span><text:span text:style-name="T22">0</text:span><text:span text:style-name="T32">0</text:span></text:p>
          <text:p text:style-name="P69"><text:span text:style-name="T90">A</text:span><text:span text:style-name="T89"> </text:span><text:span text:style-name="_5f_signe"><text:span text:style-name="T89">=</text:span></text:span><text:span text:style-name="T89"> </text:span><text:span text:style-name="_5f_pointillés_20_gris"><text:span text:style-name="T89"><text:tab/></text:span></text:span></text:p>
          <text:p text:style-name="P69"><text:span text:style-name="_5f_pointillés_20_gris"><text:span text:style-name="T66">A </text:span></text:span><text:span text:style-name="_5f_signe"><text:span text:style-name="T66">=</text:span></text:span><text:span text:style-name="_5f_pointillés_20_gris"><text:span text:style-name="T89"> <text:tab/></text:span></text:span></text:p>
          <text:p text:style-name="P85"><text:span text:style-name="_5f_pointillés_20_gris"><text:span text:style-name="T68">B</text:span></text:span><text:span text:style-name="_5f_pointillés_20_gris"><text:span text:style-name="T69"> </text:span></text:span><text:span text:style-name="_5f_Symbole"><text:span text:style-name="T69">=</text:span></text:span><text:span text:style-name="_5f_pointillés_20_gris"><text:span text:style-name="T69"> 10</text:span></text:span><text:span text:style-name="_5f_pointillés_20_gris"><text:span text:style-name="T74">4</text:span></text:span><text:span text:style-name="_5f_pointillés_20_gris"><text:span text:style-name="T69"> </text:span></text:span><text:span text:style-name="_5f_opensymbol"><text:span text:style-name="T71">─</text:span></text:span><text:span text:style-name="_5f_pointillés_20_gris"><text:span text:style-name="T70"> 1</text:span></text:span><text:span text:style-name="_5f_pointillés_20_gris"><text:span text:style-name="T69">0</text:span></text:span><text:span text:style-name="_5f_pointillés_20_gris"><text:span text:style-name="T74">3</text:span></text:span><text:span text:style-name="_5f_pointillés_20_gris"><text:span text:style-name="T69"> </text:span></text:span><text:span text:style-name="_5f_Symbole"><text:span text:style-name="T72"></text:span></text:span><text:span text:style-name="_5f_pointillés_20_gris"><text:span text:style-name="T70"> 1</text:span></text:span><text:span text:style-name="_5f_pointillés_20_gris"><text:span text:style-name="T69">0</text:span></text:span><text:span text:style-name="_5f_pointillés_20_gris"><text:span text:style-name="T73">–</text:span></text:span><text:span text:style-name="_5f_pointillés_20_gris"><text:span text:style-name="T74">1</text:span></text:span></text:p>
          <text:p text:style-name="P69"><text:span text:style-name="T89">B </text:span><text:span text:style-name="_5f_signe"><text:span text:style-name="T89">=</text:span></text:span><text:span text:style-name="T89"> </text:span><text:span text:style-name="_5f_pointillés_20_gris"><text:span text:style-name="T89"><text:tab/></text:span></text:span></text:p>
          <text:p text:style-name="P69"><text:span text:style-name="_5f_pointillés_20_gris"><text:span text:style-name="T66">B </text:span></text:span><text:span text:style-name="_5f_signe"><text:span text:style-name="T66">=</text:span></text:span><text:span text:style-name="_5f_pointillés_20_gris"><text:span text:style-name="T89"> <text:tab/></text:span></text:span></text:p>
          <text:p text:style-name="P86"><text:span text:style-name="_5f_pointillés_20_gris"><text:span text:style-name="T68">C </text:span></text:span><text:span text:style-name="_5f_signe"><text:span text:style-name="T68">=</text:span></text:span><text:span text:style-name="_5f_pointillés_20_gris"><text:span text:style-name="T68"><draw:frame draw:style-name="fr6" draw:name="Objet42" text:anchor-type="as-char" svg:y="-0.637cm" svg:width="2.595cm" svg:height="0.96cm" draw:z-index="50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/text:p>
          <text:p text:style-name="P69"><text:span text:style-name="T91">C</text:span><text:span text:style-name="T89"> </text:span><text:span text:style-name="_5f_signe"><text:span text:style-name="T89">=</text:span></text:span><text:span text:style-name="T89"> </text:span><text:span text:style-name="_5f_pointillés_20_gris"><text:span text:style-name="T89"><text:tab/></text:span></text:span></text:p>
          <text:p text:style-name="P69"><text:span text:style-name="_5f_pointillés_20_gris"><text:span text:style-name="T67">C</text:span></text:span><text:span text:style-name="_5f_pointillés_20_gris"><text:span text:style-name="T66"> </text:span></text:span><text:span text:style-name="_5f_signe"><text:span text:style-name="T66">=</text:span></text:span><text:span text:style-name="_5f_pointillés_20_gris"><text:span text:style-name="T89"> <text:tab/></text:span></text:span></text:p>
          <text:p text:style-name="P69"><text:span text:style-name="_5f_pointillés_20_gris"><text:span text:style-name="T67">C</text:span></text:span><text:span text:style-name="_5f_pointillés_20_gris"><text:span text:style-name="T66"> </text:span></text:span><text:span text:style-name="_5f_signe"><text:span text:style-name="T66">=</text:span></text:span><text:span text:style-name="_5f_pointillés_20_gris"><text:span text:style-name="T89"> <text:tab/></text:span></text:span></text:p>
          <text:p text:style-name="P85"><text:span text:style-name="_5f_pointillés_20_gris"><text:span text:style-name="T68">D </text:span></text:span><text:span text:style-name="_5f_signe"><text:span text:style-name="T68">=</text:span></text:span><text:span text:style-name="_5f_pointillés_20_gris"><text:span text:style-name="T89"><draw:frame draw:style-name="fr5" draw:name="Objet43" text:anchor-type="as-char" svg:y="-0.609cm" svg:width="2.905cm" svg:height="0.96cm" draw:z-index="23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/text:p>
          <text:p text:style-name="P69"><text:span text:style-name="T91">D</text:span><text:span text:style-name="T89"> </text:span><text:span text:style-name="_5f_signe"><text:span text:style-name="T89">=</text:span></text:span><text:span text:style-name="T89"> </text:span><text:span text:style-name="_5f_pointillés_20_gris"><text:span text:style-name="T89"><text:tab/></text:span></text:span></text:p>
          <text:p text:style-name="P69"><text:span text:style-name="_5f_pointillés_20_gris"><text:span text:style-name="T67">D</text:span></text:span><text:span text:style-name="_5f_pointillés_20_gris"><text:span text:style-name="T66"> </text:span></text:span><text:span text:style-name="_5f_signe"><text:span text:style-name="T66">=</text:span></text:span><text:span text:style-name="_5f_pointillés_20_gris"><text:span text:style-name="T89"> <text:tab/></text:span></text:span></text:p>
          <text:p text:style-name="P69"><text:span text:style-name="T91">D</text:span><text:span text:style-name="T89"> </text:span><text:span text:style-name="_5f_signe"><text:span text:style-name="T89">=</text:span></text:span><text:span text:style-name="T89"> </text:span><text:span text:style-name="_5f_pointillés_20_gris"><text:span text:style-name="T89"><text:tab/>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adornments="Oblique" style:font-family-generic="roman" style:font-pitch="variable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OpenSymbol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loext:graphic-properties draw:fill-image-width="0cm" draw:fill-image-height="0cm"/>
      <style:paragraph-properties fo:margin-top="0.101cm" fo:margin-bottom="0.101cm" loext:contextual-spacing="false" style:page-number="auto" style:writing-mode="lr-tb">
        <style:tab-stops/>
      </style:paragraph-properties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6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1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bold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2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484b7e" officeooo:paragraph-rsid="001a9295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308c81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75b6ad"/>
    </style:style>
    <style:style style:name="MT7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5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3</text:span></text:p></draw:text-box></draw:frame><draw:line text:anchor-type="paragraph" draw:z-index="25" draw:name="Forme3" draw:style-name="Mgr3" draw:text-style-name="MP26" svg:x1="14.658cm" svg:y1="0.36cm" svg:x2="20.496cm" svg:y2="0.36cm"><text:p/></draw:line>Calculer avec des puissances de 10</text:p>
      </style:header>
      <style:footer>
        <text:p text:style-name="MP28"><draw:frame draw:style-name="Mfr1" draw:name="Cadre1" text:anchor-type="paragraph" svg:y="-0.06cm" draw:z-index="1"><draw:text-box fo:min-height="0.499cm" fo:min-width="2cm"><draw:frame draw:style-name="Mfr2" draw:name="Cadre2" text:anchor-type="frame" svg:x="0.45cm" svg:y="0.079cm" svg:width="0.817cm" draw:z-index="3"><draw:text-box fo:min-height="0.355cm"><text:p text:style-name="MP29"><draw:g text:anchor-type="paragraph" draw:z-index="9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30</text:page-number></text:p></draw:text-box></draw:frame><text:p text:style-name="MP31"><text:span text:style-name="MT6">Puissances</text:span>• <text:span text:style-name="MT7">A4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19T14:42:30.701000000</dc:date>
    <meta:editing-duration>P1DT11H37M27S</meta:editing-duration>
    <meta:editing-cycles>116</meta:editing-cycles>
    <meta:generator>LibreOffice/6.3.3.2$Windows_X86_64 LibreOffice_project/a64200df03143b798afd1ec74a12ab50359878ed</meta:generator>
    <dc:subject>fraction-nombre </dc:subject>
    <dc:title>A3_5 série 1 </dc:title>
    <meta:document-statistic meta:table-count="5" meta:image-count="0" meta:object-count="71" meta:page-count="2" meta:paragraph-count="189" meta:word-count="601" meta:character-count="2795" meta:non-whitespace-character-count="1810"/>
  </office:meta>
</office:document-meta>
</file>

<file path=Object 1/content.xml><?xml version="1.0" encoding="utf-8"?>
<math xmlns="http://www.w3.org/1998/Math/MathML" display="block">
  <semantics>
    <mstyle mathsize="9pt">
      <mfrac>
        <mn>1</mn>
        <msup>
          <mn>10</mn>
          <mstyle color="silver">
            <mn>...</mn>
          </mstyle>
        </msup>
      </mfrac>
    </mstyle>
    <annotation encoding="StarMath 5.0">size 9{{1} over 10^color silver{...}}</annotation>
  </semantics>
</math>
</file>

<file path=Object 10/content.xml><?xml version="1.0" encoding="utf-8"?>
<math xmlns="http://www.w3.org/1998/Math/MathML" display="block">
  <semantics>
    <mstyle mathsize="9pt">
      <msup>
        <mn>10</mn>
        <mn>21</mn>
      </msup>
    </mstyle>
    <annotation encoding="StarMath 5.0">size 9{{10}^21 }</annotation>
  </semantics>
</math>
</file>

<file path=Object 11/content.xml><?xml version="1.0" encoding="utf-8"?>
<math xmlns="http://www.w3.org/1998/Math/MathML" display="block">
  <semantics>
    <mfrac>
      <mn>10⁸</mn>
      <mn>10⁵</mn>
    </mfrac>
    <annotation encoding="StarMath 5.0">{10⁸}over{10⁵}
 
 </annotation>
  </semantics>
</math>
</file>

<file path=Object 12/content.xml><?xml version="1.0" encoding="utf-8"?>
<math xmlns="http://www.w3.org/1998/Math/MathML" display="block">
  <semantics>
    <mstyle mathvariant="bold">
      <mstyle mathsize="9pt">
        <msup>
          <mn>10</mn>
          <mn>9</mn>
        </msup>
      </mstyle>
    </mstyle>
    <annotation encoding="StarMath 5.0">bold size 9{{10}^{9} }</annotation>
  </semantics>
</math>
</file>

<file path=Object 13/content.xml><?xml version="1.0" encoding="utf-8"?>
<math xmlns="http://www.w3.org/1998/Math/MathML" display="block">
  <semantics>
    <mstyle mathvariant="bold">
      <mstyle mathsize="9pt">
        <msup>
          <mn>10</mn>
          <mrow>
            <mo stretchy="false">−</mo>
            <mn>15</mn>
          </mrow>
        </msup>
      </mstyle>
    </mstyle>
    <annotation encoding="StarMath 5.0">bold size 9{{10}^{-15} }</annotation>
  </semantics>
</math>
</file>

<file path=Object 14/content.xml><?xml version="1.0" encoding="utf-8"?>
<math xmlns="http://www.w3.org/1998/Math/MathML" display="block">
  <semantics>
    <mstyle mathvariant="bold">
      <mstyle mathsize="9pt">
        <msup>
          <mn>10</mn>
          <mn>8</mn>
        </msup>
      </mstyle>
    </mstyle>
    <annotation encoding="StarMath 5.0">bold size 9{{10}^{8} }</annotation>
  </semantics>
</math>
</file>

<file path=Object 15/content.xml><?xml version="1.0" encoding="utf-8"?>
<math xmlns="http://www.w3.org/1998/Math/MathML" display="block">
  <semantics>
    <mfrac>
      <mn>10⁸</mn>
      <mn>10⁵</mn>
    </mfrac>
    <annotation encoding="StarMath 5.0">{10⁸}over{10⁵}
 
 </annotation>
  </semantics>
</math>
</file>

<file path=Object 16/content.xml><?xml version="1.0" encoding="utf-8"?>
<math xmlns="http://www.w3.org/1998/Math/MathML" display="block">
  <semantics>
    <mstyle mathsize="10pt">
      <mfrac>
        <msup>
          <mn>10</mn>
          <mn>7</mn>
        </msup>
        <msup>
          <mn>10</mn>
          <mn>4</mn>
        </msup>
      </mfrac>
    </mstyle>
    <annotation encoding="StarMath 5.0">size 10{{10}^{7} over {10}^{4}}</annotation>
  </semantics>
</math>
</file>

<file path=Object 17/content.xml><?xml version="1.0" encoding="utf-8"?>
<math xmlns="http://www.w3.org/1998/Math/MathML" display="block">
  <semantics>
    <mfrac>
      <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</mrow>
      <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</mrow>
    </mfrac>
    <annotation encoding="StarMath 5.0">{10`times`10`times`10`times`10`times`10`times`10`times`10`times`10}over{10`times`10`times`10`times`10`times`10}
 
 </annotation>
  </semantics>
</math>
</file>

<file path=Object 18/content.xml><?xml version="1.0" encoding="utf-8"?>
<math xmlns="http://www.w3.org/1998/Math/MathML" display="block">
  <semantics>
    <mfrac>
      <mn>1</mn>
      <msup>
        <mn>10</mn>
        <mn>3</mn>
      </msup>
    </mfrac>
    <annotation encoding="StarMath 5.0">{1}over{10^3}
 
 </annotation>
  </semantics>
</math>
</file>

<file path=Object 19/content.xml><?xml version="1.0" encoding="utf-8"?>
<math xmlns="http://www.w3.org/1998/Math/MathML" display="block">
  <semantics>
    <mfrac>
      <msup>
        <mn>10</mn>
        <mn>4</mn>
      </msup>
      <msup>
        <mn>10</mn>
        <mn>3</mn>
      </msup>
    </mfrac>
    <annotation encoding="StarMath 5.0">{10^4}over{10^3}
 
 </annotation>
  </semantics>
</math>
</file>

<file path=Object 2/content.xml><?xml version="1.0" encoding="utf-8"?>
<math xmlns="http://www.w3.org/1998/Math/MathML" display="block">
  <semantics>
    <mstyle mathsize="9pt">
      <mfrac>
        <mn>1</mn>
        <mstyle color="silver">
          <mn>..............</mn>
        </mstyle>
      </mfrac>
    </mstyle>
    <annotation encoding="StarMath 5.0">size 9 {{1} over color silver{..............}}</annotation>
  </semantics>
</math>
</file>

<file path=Object 20/content.xml><?xml version="1.0" encoding="utf-8"?>
<math xmlns="http://www.w3.org/1998/Math/MathML" display="block">
  <semantics>
    <mfrac>
      <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</mrow>
      <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</mrow>
    </mfrac>
    <annotation encoding="StarMath 5.0">{10`times`10`times`10`times`10}over{10`times`10`times`10}
 
 </annotation>
  </semantics>
</math>
</file>

<file path=Object 21/content.xml><?xml version="1.0" encoding="utf-8"?>
<math xmlns="http://www.w3.org/1998/Math/MathML" display="block">
  <semantics>
    <mfrac>
      <mrow>
        <msup>
          <mn>10</mn>
          <mrow>
            <mo stretchy="false">−</mo>
            <mn>2</mn>
          </mrow>
        </msup>
        <mrow>
          <mspace width="0.5em"/>
          <mo stretchy="false">×</mo>
          <mspace width="0.5em"/>
        </mrow>
        <msup>
          <mn>10</mn>
          <mrow>
            <mo stretchy="false">−</mo>
            <mn>7</mn>
          </mrow>
        </msup>
      </mrow>
      <msup>
        <mn>10</mn>
        <mn>6</mn>
      </msup>
    </mfrac>
    <annotation encoding="StarMath 5.0">{{10}^{-2} `times `{10}^{-7}} over {{10}^6}</annotation>
  </semantics>
</math>
</file>

<file path=Object 22/content.xml><?xml version="1.0" encoding="utf-8"?>
<math xmlns="http://www.w3.org/1998/Math/MathML" display="block">
  <semantics>
    <mfrac>
      <mn>10⁸</mn>
      <mn>10⁵</mn>
    </mfrac>
    <annotation encoding="StarMath 5.0">{10⁸}over{10⁵}
 
 </annotation>
  </semantics>
</math>
</file>

<file path=Object 23/content.xml><?xml version="1.0" encoding="utf-8"?>
<math xmlns="http://www.w3.org/1998/Math/MathML" display="block">
  <semantics>
    <mfrac>
      <mrow>
        <msup>
          <mn>10</mn>
          <mn>4</mn>
        </msup>
        <mo stretchy="false">−</mo>
        <msup>
          <mn>10</mn>
          <mn>3</mn>
        </msup>
        <mo stretchy="false">−</mo>
        <msup>
          <mn>10</mn>
          <mn>2</mn>
        </msup>
      </mrow>
      <mrow>
        <mspace width="0.5em"/>
        <msup>
          <mrow>
            <mtext>(</mtext>
            <msup>
              <mn>10</mn>
              <mn>2</mn>
            </msup>
            <mtext>)</mtext>
          </mrow>
          <mn>2</mn>
        </msup>
      </mrow>
    </mfrac>
    <annotation encoding="StarMath 5.0">{10^4-10^3-10^2}over{ `{"("10^2")"}^2}</annotation>
  </semantics>
</math>
</file>

<file path=Object 24/content.xml><?xml version="1.0" encoding="utf-8"?>
<math xmlns="http://www.w3.org/1998/Math/MathML" display="block">
  <semantics>
    <mstyle mathsize="10pt">
      <mfrac>
        <msup>
          <mn>10</mn>
          <mn>6</mn>
        </msup>
        <msup>
          <mn>10</mn>
          <mrow>
            <mo stretchy="false">−</mo>
            <mn>3</mn>
          </mrow>
        </msup>
      </mfrac>
    </mstyle>
    <annotation encoding="StarMath 5.0">size 10{{10}^6 over {10}^{-3} }</annotation>
  </semantics>
</math>
</file>

<file path=Object 25/content.xml><?xml version="1.0" encoding="utf-8"?>
<math xmlns="http://www.w3.org/1998/Math/MathML" display="block">
  <semantics>
    <mstyle mathsize="10pt">
      <mrow>
        <msup>
          <mn>10</mn>
          <mn>6</mn>
        </msup>
        <mspace width="0.5em"/>
        <mi mathvariant="normal">@</mi>
        <mspace width="0.5em"/>
        <msup>
          <mn>10</mn>
          <mn>3</mn>
        </msup>
      </mrow>
    </mstyle>
    <annotation encoding="StarMath 5.0">size 10{{10}^6` %UxE083 `{10}^3 }</annotation>
  </semantics>
</math>
</file>

<file path=Object 26/content.xml><?xml version="1.0" encoding="utf-8"?>
<math xmlns="http://www.w3.org/1998/Math/MathML" display="block">
  <semantics>
    <mstyle mathsize="10pt">
      <mrow>
        <msup>
          <mn>10</mn>
          <mn>3</mn>
        </msup>
        <mrow>
          <mspace width="0.5em"/>
          <mo stretchy="false">×</mo>
          <mspace width="0.5em"/>
        </mrow>
        <msup>
          <mn>10</mn>
          <mn>6</mn>
        </msup>
      </mrow>
    </mstyle>
    <annotation encoding="StarMath 5.0">size 10{{10}^3 `times` {10}^6 }</annotation>
  </semantics>
</math>
</file>

<file path=Object 27/content.xml><?xml version="1.0" encoding="utf-8"?>
<math xmlns="http://www.w3.org/1998/Math/MathML" display="block">
  <semantics>
    <mstyle mathsize="10pt">
      <mrow>
        <mtext>(</mtext>
        <msup>
          <mn>10</mn>
          <mn>6</mn>
        </msup>
        <msup>
          <mtext>)</mtext>
          <mn>3</mn>
        </msup>
      </mrow>
    </mstyle>
    <annotation encoding="StarMath 5.0">size 10{"("{10}^6")"^3 }</annotation>
  </semantics>
</math>
</file>

<file path=Object 28/content.xml><?xml version="1.0" encoding="utf-8"?>
<math xmlns="http://www.w3.org/1998/Math/MathML" display="block">
  <semantics>
    <mstyle mathsize="10pt">
      <mfrac>
        <msup>
          <mn>10</mn>
          <mrow>
            <mo stretchy="false">−</mo>
            <mn>4</mn>
          </mrow>
        </msup>
        <msup>
          <mn>10</mn>
          <mrow>
            <mo stretchy="false">−</mo>
            <mn>3</mn>
          </mrow>
        </msup>
      </mfrac>
    </mstyle>
    <annotation encoding="StarMath 5.0">size 10{{10}^{-4} over 10^{-3} }</annotation>
  </semantics>
</math>
</file>

<file path=Object 29/content.xml><?xml version="1.0" encoding="utf-8"?>
<math xmlns="http://www.w3.org/1998/Math/MathML" display="block">
  <semantics>
    <mstyle mathsize="10pt">
      <mfrac>
        <msup>
          <mn>10</mn>
          <mn>4</mn>
        </msup>
        <msup>
          <mn>10</mn>
          <mn>3</mn>
        </msup>
      </mfrac>
    </mstyle>
    <annotation encoding="StarMath 5.0">size 10{{10}^{4} over {10}^{3}}</annotation>
  </semantics>
</math>
</file>

<file path=Object 3/content.xml><?xml version="1.0" encoding="utf-8"?>
<math xmlns="http://www.w3.org/1998/Math/MathML" display="block">
  <semantics>
    <mstyle mathsize="9pt">
      <mfrac>
        <mn>1</mn>
        <msup>
          <mn>10</mn>
          <mn>5</mn>
        </msup>
      </mfrac>
    </mstyle>
    <annotation encoding="StarMath 5.0">size 9{{1} over 10^5}</annotation>
  </semantics>
</math>
</file>

<file path=Object 30/content.xml><?xml version="1.0" encoding="utf-8"?>
<math xmlns="http://www.w3.org/1998/Math/MathML" display="block">
  <semantics>
    <mstyle mathsize="10pt">
      <mfrac>
        <msup>
          <mn>10</mn>
          <mn>12</mn>
        </msup>
        <msup>
          <mn>10</mn>
          <mn>9</mn>
        </msup>
      </mfrac>
    </mstyle>
    <annotation encoding="StarMath 5.0">size 10{{10}^{12} over {10}^{9}}</annotation>
  </semantics>
</math>
</file>

<file path=Object 31/content.xml><?xml version="1.0" encoding="utf-8"?>
<math xmlns="http://www.w3.org/1998/Math/MathML" display="block">
  <semantics>
    <mstyle mathsize="10pt">
      <mfrac>
        <msup>
          <mn>10</mn>
          <mn>2</mn>
        </msup>
        <msup>
          <mn>10</mn>
          <mn>7</mn>
        </msup>
      </mfrac>
    </mstyle>
    <annotation encoding="StarMath 5.0">size 10{{10}^{2} over {10}^{7}}</annotation>
  </semantics>
</math>
</file>

<file path=Object 32/content.xml><?xml version="1.0" encoding="utf-8"?>
<math xmlns="http://www.w3.org/1998/Math/MathML" display="block">
  <semantics>
    <mstyle mathvariant="bold">
      <mstyle mathsize="9pt">
        <msup>
          <mn>10</mn>
          <mn>12</mn>
        </msup>
      </mstyle>
    </mstyle>
    <annotation encoding="StarMath 5.0">bold size 9{{10}^12 }</annotation>
  </semantics>
</math>
</file>

<file path=Object 33/content.xml><?xml version="1.0" encoding="utf-8"?>
<math xmlns="http://www.w3.org/1998/Math/MathML" display="block">
  <semantics>
    <mstyle mathvariant="bold">
      <mstyle mathsize="9pt">
        <msup>
          <mn>10</mn>
          <mn>7</mn>
        </msup>
      </mstyle>
    </mstyle>
    <annotation encoding="StarMath 5.0">bold size 9{{10}^{7} }</annotation>
  </semantics>
</math>
</file>

<file path=Object 34/content.xml><?xml version="1.0" encoding="utf-8"?>
<math xmlns="http://www.w3.org/1998/Math/MathML" display="block">
  <semantics>
    <mstyle mathvariant="bold">
      <mstyle mathsize="9pt">
        <msup>
          <mn>10</mn>
          <mn>8</mn>
        </msup>
      </mstyle>
    </mstyle>
    <annotation encoding="StarMath 5.0">bold size 9{{10}^{8} }</annotation>
  </semantics>
</math>
</file>

<file path=Object 35/content.xml><?xml version="1.0" encoding="utf-8"?>
<math xmlns="http://www.w3.org/1998/Math/MathML" display="block">
  <semantics>
    <mstyle mathvariant="bold">
      <mstyle mathsize="9pt">
        <msup>
          <mn>10</mn>
          <mrow>
            <mo stretchy="false">−</mo>
            <mn>9</mn>
          </mrow>
        </msup>
      </mstyle>
    </mstyle>
    <annotation encoding="StarMath 5.0">bold size 9{{10}^{-9} }</annotation>
  </semantics>
</math>
</file>

<file path=Object 36/content.xml><?xml version="1.0" encoding="utf-8"?>
<math xmlns="http://www.w3.org/1998/Math/MathML" display="block">
  <semantics>
    <mstyle mathvariant="bold">
      <mstyle mathsize="9pt">
        <msup>
          <mn>10</mn>
          <mn>18</mn>
        </msup>
      </mstyle>
    </mstyle>
    <annotation encoding="StarMath 5.0">bold size 9{{10}^18 }</annotation>
  </semantics>
</math>
</file>

<file path=Object 37/content.xml><?xml version="1.0" encoding="utf-8"?>
<math xmlns="http://www.w3.org/1998/Math/MathML" display="block">
  <semantics>
    <mstyle mathsize="9pt">
      <msup>
        <mn>10</mn>
        <mn>6</mn>
      </msup>
    </mstyle>
    <annotation encoding="StarMath 5.0">size 9{{10}^6 }</annotation>
  </semantics>
</math>
</file>

<file path=Object 38/content.xml><?xml version="1.0" encoding="utf-8"?>
<math xmlns="http://www.w3.org/1998/Math/MathML" display="block">
  <semantics>
    <mstyle mathvariant="bold">
      <mstyle mathsize="9pt">
        <msup>
          <mn>10</mn>
          <mn>13</mn>
        </msup>
      </mstyle>
    </mstyle>
    <annotation encoding="StarMath 5.0">bold size 9{{10}^{13} }</annotation>
  </semantics>
</math>
</file>

<file path=Object 39/content.xml><?xml version="1.0" encoding="utf-8"?>
<math xmlns="http://www.w3.org/1998/Math/MathML" display="block">
  <semantics>
    <mstyle mathvariant="bold">
      <mstyle mathsize="9pt">
        <msup>
          <mn>10</mn>
          <mrow>
            <mo stretchy="false">−</mo>
            <mn>21</mn>
          </mrow>
        </msup>
      </mstyle>
    </mstyle>
    <annotation encoding="StarMath 5.0">bold size 9{{10}^{-21} }</annotation>
  </semantics>
</math>
</file>

<file path=Object 4/content.xml><?xml version="1.0" encoding="utf-8"?>
<math xmlns="http://www.w3.org/1998/Math/MathML" display="block">
  <semantics>
    <mstyle mathsize="9pt">
      <mfrac>
        <mn>1</mn>
        <mrow>
          <mn>1</mn>
          <mspace width="0.5em"/>
          <mn>000</mn>
          <mspace width="0.5em"/>
          <mn>000</mn>
        </mrow>
      </mfrac>
    </mstyle>
    <annotation encoding="StarMath 5.0">size 9 {{1} over {{1}`{000}`{000}}}</annotation>
  </semantics>
</math>
</file>

<file path=Object 40/content.xml><?xml version="1.0" encoding="utf-8"?>
<math xmlns="http://www.w3.org/1998/Math/MathML" display="block">
  <semantics>
    <mstyle mathvariant="bold">
      <mstyle mathsize="9pt">
        <msup>
          <mn>10</mn>
          <mn>10</mn>
        </msup>
      </mstyle>
    </mstyle>
    <annotation encoding="StarMath 5.0">bold size 9{{10}^{10} }</annotation>
  </semantics>
</math>
</file>

<file path=Object 41/content.xml><?xml version="1.0" encoding="utf-8"?>
<math xmlns="http://www.w3.org/1998/Math/MathML" display="block">
  <semantics>
    <mstyle mathsize="10pt">
      <msup>
        <mn>10</mn>
        <mn>9</mn>
      </msup>
    </mstyle>
    <annotation encoding="StarMath 5.0">size 10{{10}^9}</annotation>
  </semantics>
</math>
</file>

<file path=Object 42/content.xml><?xml version="1.0" encoding="utf-8"?>
<math xmlns="http://www.w3.org/1998/Math/MathML" display="block">
  <semantics>
    <mstyle mathsize="10pt">
      <mfrac>
        <msup>
          <mn>10</mn>
          <mrow>
            <mo stretchy="false">−</mo>
            <mn>3</mn>
          </mrow>
        </msup>
        <msup>
          <mn>10</mn>
          <mn>4</mn>
        </msup>
      </mfrac>
    </mstyle>
    <annotation encoding="StarMath 5.0">size 10{{10}^{-3} over 10^4}</annotation>
  </semantics>
</math>
</file>

<file path=Object 43/content.xml><?xml version="1.0" encoding="utf-8"?>
<math xmlns="http://www.w3.org/1998/Math/MathML" display="block">
  <semantics>
    <mstyle mathsize="10pt">
      <mrow>
        <msup>
          <mn>10</mn>
          <mrow>
            <mo stretchy="false">−</mo>
            <mn>4</mn>
          </mrow>
        </msup>
        <mrow>
          <mspace width="0.5em"/>
          <mo stretchy="false">×</mo>
          <mspace width="0.5em"/>
        </mrow>
        <msup>
          <mn>10</mn>
          <mn>3</mn>
        </msup>
      </mrow>
    </mstyle>
    <annotation encoding="StarMath 5.0">size 10{{10}^{-4} `times` {10}^3 }</annotation>
  </semantics>
</math>
</file>

<file path=Object 44/content.xml><?xml version="1.0" encoding="utf-8"?>
<math xmlns="http://www.w3.org/1998/Math/MathML" display="block">
  <semantics>
    <mstyle mathsize="10pt">
      <mrow>
        <msup>
          <mn>10</mn>
          <mrow>
            <mo stretchy="false">−</mo>
            <mn>2</mn>
          </mrow>
        </msup>
        <mrow>
          <mspace width="0.5em"/>
          <mo stretchy="false">×</mo>
          <mspace width="0.5em"/>
        </mrow>
        <msup>
          <mn>10</mn>
          <mrow>
            <mo stretchy="false">−</mo>
            <mn>5</mn>
          </mrow>
        </msup>
      </mrow>
    </mstyle>
    <annotation encoding="StarMath 5.0">size 10{{10}^{-2} `times` {10}^{-5} }</annotation>
  </semantics>
</math>
</file>

<file path=Object 45/content.xml><?xml version="1.0" encoding="utf-8"?>
<math xmlns="http://www.w3.org/1998/Math/MathML" display="block">
  <semantics>
    <mstyle mathsize="10pt">
      <mfrac>
        <msup>
          <mn>10</mn>
          <mn>4</mn>
        </msup>
        <msup>
          <mn>10</mn>
          <mn>4</mn>
        </msup>
      </mfrac>
    </mstyle>
    <annotation encoding="StarMath 5.0">size 10{{10}^4 over 10^4 }</annotation>
  </semantics>
</math>
</file>

<file path=Object 46/content.xml><?xml version="1.0" encoding="utf-8"?>
<math xmlns="http://www.w3.org/1998/Math/MathML" display="block">
  <semantics>
    <mstyle mathsize="10pt">
      <msup>
        <mn>10</mn>
        <mrow>
          <mo stretchy="false">−</mo>
          <mn>7</mn>
        </mrow>
      </msup>
    </mstyle>
    <annotation encoding="StarMath 5.0">size 10{{10}^{-7}}</annotation>
  </semantics>
</math>
</file>

<file path=Object 47/content.xml><?xml version="1.0" encoding="utf-8"?>
<math xmlns="http://www.w3.org/1998/Math/MathML" display="block">
  <semantics>
    <mstyle mathsize="10pt">
      <mrow>
        <msup>
          <mn>10</mn>
          <mn>10</mn>
        </msup>
        <mrow>
          <mspace width="0.5em"/>
          <mo stretchy="false">×</mo>
          <mspace width="0.5em"/>
        </mrow>
        <msup>
          <mn>10</mn>
          <mrow>
            <mo stretchy="false">−</mo>
            <mn>3</mn>
          </mrow>
        </msup>
      </mrow>
    </mstyle>
    <annotation encoding="StarMath 5.0">size 10{{10}^{10}`times` {10}^{-3}}</annotation>
  </semantics>
</math>
</file>

<file path=Object 48/content.xml><?xml version="1.0" encoding="utf-8"?>
<math xmlns="http://www.w3.org/1998/Math/MathML" display="block">
  <semantics>
    <mstyle mathsize="10pt">
      <mfrac>
        <msup>
          <mn>10</mn>
          <mn>9</mn>
        </msup>
        <mn>10</mn>
      </mfrac>
    </mstyle>
    <annotation encoding="StarMath 5.0">size 10{{10}^9 over 10}</annotation>
  </semantics>
</math>
</file>

<file path=Object 49/content.xml><?xml version="1.0" encoding="utf-8"?>
<math xmlns="http://www.w3.org/1998/Math/MathML" display="block">
  <semantics>
    <mstyle mathsize="10pt">
      <mrow>
        <msup>
          <mn>10</mn>
          <mn>4</mn>
        </msup>
        <mrow>
          <mspace width="0.5em"/>
          <mo stretchy="false">×</mo>
          <mspace width="0.5em"/>
        </mrow>
        <msup>
          <mn>10</mn>
          <mn>2</mn>
        </msup>
      </mrow>
    </mstyle>
    <annotation encoding="StarMath 5.0">size 10{{10}^4 `times` {10}^2 }</annotation>
  </semantics>
</math>
</file>

<file path=Object 5/content.xml><?xml version="1.0" encoding="utf-8"?>
<math xmlns="http://www.w3.org/1998/Math/MathML" display="block">
  <semantics>
    <mstyle mathvariant="bold">
      <mstyle mathsize="9pt">
        <msup>
          <mn>10</mn>
          <mn>9</mn>
        </msup>
      </mstyle>
    </mstyle>
    <annotation encoding="StarMath 5.0">bold size 9{{10}^9 }</annotation>
  </semantics>
</math>
</file>

<file path=Object 50/content.xml><?xml version="1.0" encoding="utf-8"?>
<math xmlns="http://www.w3.org/1998/Math/MathML" display="block">
  <semantics>
    <mstyle mathsize="10pt">
      <mrow>
        <mtext>(</mtext>
        <msup>
          <mn>10</mn>
          <mn>4</mn>
        </msup>
        <msup>
          <mtext>)</mtext>
          <mn>2</mn>
        </msup>
      </mrow>
    </mstyle>
    <annotation encoding="StarMath 5.0">size 10{"("{10}^4")"^2 }</annotation>
  </semantics>
</math>
</file>

<file path=Object 51/content.xml><?xml version="1.0" encoding="utf-8"?>
<math xmlns="http://www.w3.org/1998/Math/MathML" display="block">
  <semantics>
    <mstyle mathsize="10pt">
      <mrow>
        <mtext>(</mtext>
        <msup>
          <mn>10</mn>
          <mrow>
            <mo stretchy="false">−</mo>
            <mn>2</mn>
          </mrow>
        </msup>
        <msup>
          <mtext>)</mtext>
          <mrow>
            <mo stretchy="false">−</mo>
            <mn>4</mn>
          </mrow>
        </msup>
      </mrow>
    </mstyle>
    <annotation encoding="StarMath 5.0">size 10{"("{10}^{-2}")"^{-4} }</annotation>
  </semantics>
</math>
</file>

<file path=Object 52/content.xml><?xml version="1.0" encoding="utf-8"?>
<math xmlns="http://www.w3.org/1998/Math/MathML" display="block">
  <semantics>
    <mstyle mathsize="10pt">
      <msup>
        <mn>10</mn>
        <mn>8</mn>
      </msup>
    </mstyle>
    <annotation encoding="StarMath 5.0">size 10{{10}^8}</annotation>
  </semantics>
</math>
</file>

<file path=Object 53/content.xml><?xml version="1.0" encoding="utf-8"?>
<math xmlns="http://www.w3.org/1998/Math/MathML" display="block">
  <semantics>
    <mstyle mathsize="10pt">
      <mfrac>
        <msup>
          <mn>10</mn>
          <mn>9</mn>
        </msup>
        <msup>
          <mn>10</mn>
          <mrow>
            <mo stretchy="false">−</mo>
            <mn>9</mn>
          </mrow>
        </msup>
      </mfrac>
    </mstyle>
    <annotation encoding="StarMath 5.0">size 10{{10}^9 over 10^{-9} }</annotation>
  </semantics>
</math>
</file>

<file path=Object 54/content.xml><?xml version="1.0" encoding="utf-8"?>
<math xmlns="http://www.w3.org/1998/Math/MathML" display="block">
  <semantics>
    <mstyle mathsize="10pt">
      <mrow>
        <msup>
          <mn>10</mn>
          <mn>7</mn>
        </msup>
        <mrow>
          <mspace width="0.5em"/>
          <mo stretchy="false">×</mo>
          <mspace width="0.5em"/>
        </mrow>
        <msup>
          <mn>10</mn>
          <mrow>
            <mo stretchy="false">−</mo>
            <mn>7</mn>
          </mrow>
        </msup>
      </mrow>
    </mstyle>
    <annotation encoding="StarMath 5.0">size 10{{10}^7 `times` {10}^{-7}  }</annotation>
  </semantics>
</math>
</file>

<file path=Object 55/content.xml><?xml version="1.0" encoding="utf-8"?>
<math xmlns="http://www.w3.org/1998/Math/MathML" display="block">
  <semantics>
    <mstyle mathsize="10pt">
      <mrow>
        <mtext>(</mtext>
        <msup>
          <mn>10</mn>
          <mn>8</mn>
        </msup>
        <msup>
          <mtext>)</mtext>
          <mrow>
            <mo stretchy="false">−</mo>
            <mn>8</mn>
          </mrow>
        </msup>
      </mrow>
    </mstyle>
    <annotation encoding="StarMath 5.0">size 10{"("{10}^{8}")"^{-8} }</annotation>
  </semantics>
</math>
</file>

<file path=Object 56/content.xml><?xml version="1.0" encoding="utf-8"?>
<math xmlns="http://www.w3.org/1998/Math/MathML" display="block">
  <semantics>
    <mstyle mathsize="10pt">
      <mfrac>
        <msup>
          <mn>10</mn>
          <mn>14</mn>
        </msup>
        <mrow>
          <mtext>(</mtext>
          <msup>
            <mn>10</mn>
            <mn>2</mn>
          </msup>
          <msup>
            <mtext>)</mtext>
            <mn>7</mn>
          </msup>
        </mrow>
      </mfrac>
    </mstyle>
    <annotation encoding="StarMath 5.0">size 10{{10}^14 over {"("10^2")"^7 }}</annotation>
  </semantics>
</math>
</file>

<file path=Object 57/content.xml><?xml version="1.0" encoding="utf-8"?>
<math xmlns="http://www.w3.org/1998/Math/MathML" display="block">
  <semantics>
    <mstyle mathsize="10pt">
      <mrow>
        <mtext>(</mtext>
        <msup>
          <mn>10</mn>
          <mn>0</mn>
        </msup>
        <msup>
          <mtext>)</mtext>
          <mn>12</mn>
        </msup>
      </mrow>
    </mstyle>
    <annotation encoding="StarMath 5.0">size 10{"("{10}^0")"^12 }</annotation>
  </semantics>
</math>
</file>

<file path=Object 6/content.xml><?xml version="1.0" encoding="utf-8"?>
<math xmlns="http://www.w3.org/1998/Math/MathML" display="block">
  <semantics>
    <mstyle mathvariant="bold">
      <mstyle mathsize="9pt">
        <msup>
          <mn>10</mn>
          <mrow>
            <mo stretchy="false">−</mo>
            <mn>7</mn>
          </mrow>
        </msup>
      </mstyle>
    </mstyle>
    <annotation encoding="StarMath 5.0">bold size 9{{10}^{-7} }</annotation>
  </semantics>
</math>
</file>

<file path=Object 63/content.xml><?xml version="1.0" encoding="utf-8"?>
<math xmlns="http://www.w3.org/1998/Math/MathML" display="block">
  <semantics>
    <mstyle mathsize="10pt">
      <mfrac>
        <msup>
          <mn>10</mn>
          <mrow>
            <mo stretchy="false">−</mo>
            <mn>10</mn>
          </mrow>
        </msup>
        <msup>
          <mn>10</mn>
          <mn>4</mn>
        </msup>
      </mfrac>
    </mstyle>
    <annotation encoding="StarMath 5.0">size 10{{10}^{-10} over {10^{4}}}</annotation>
  </semantics>
</math>
</file>

<file path=Object 64/content.xml><?xml version="1.0" encoding="utf-8"?>
<math xmlns="http://www.w3.org/1998/Math/MathML" display="block">
  <semantics>
    <mstyle mathsize="10pt">
      <msup>
        <mn>10</mn>
        <mn>10</mn>
      </msup>
    </mstyle>
    <annotation encoding="StarMath 5.0">size 10{{10}^10}</annotation>
  </semantics>
</math>
</file>

<file path=Object 65/content.xml><?xml version="1.0" encoding="utf-8"?>
<math xmlns="http://www.w3.org/1998/Math/MathML" display="block">
  <semantics>
    <mstyle mathsize="10pt">
      <mrow>
        <msup>
          <mn>10</mn>
          <mn>9</mn>
        </msup>
        <mrow>
          <mspace width="0.5em"/>
          <mo stretchy="false">×</mo>
          <mspace width="0.5em"/>
        </mrow>
        <msup>
          <mn>10</mn>
          <mn>5</mn>
        </msup>
      </mrow>
    </mstyle>
    <annotation encoding="StarMath 5.0">size 10{{10}^9 `times `{10}^5}</annotation>
  </semantics>
</math>
</file>

<file path=Object 66/content.xml><?xml version="1.0" encoding="utf-8"?>
<math xmlns="http://www.w3.org/1998/Math/MathML" display="block">
  <semantics>
    <mstyle mathsize="10pt">
      <msup>
        <mn>10</mn>
        <mrow>
          <mo stretchy="false">−</mo>
          <mn>9</mn>
        </mrow>
      </msup>
    </mstyle>
    <annotation encoding="StarMath 5.0">size 10{{10}^{-9} }</annotation>
  </semantics>
</math>
</file>

<file path=Object 67/content.xml><?xml version="1.0" encoding="utf-8"?>
<math xmlns="http://www.w3.org/1998/Math/MathML" display="block">
  <semantics>
    <mstyle mathsize="10pt">
      <mrow>
        <mtext>(</mtext>
        <msup>
          <mn>10</mn>
          <mn>2</mn>
        </msup>
        <msup>
          <mtext>)</mtext>
          <mn>5</mn>
        </msup>
      </mrow>
    </mstyle>
    <annotation encoding="StarMath 5.0">size 10{"("{10}^2")"^5}</annotation>
  </semantics>
</math>
</file>

<file path=Object 68/content.xml><?xml version="1.0" encoding="utf-8"?>
<math xmlns="http://www.w3.org/1998/Math/MathML" display="block">
  <semantics>
    <mstyle mathsize="10pt">
      <msup>
        <mn>10</mn>
        <mrow>
          <mo stretchy="false">−</mo>
          <mn>12</mn>
        </mrow>
      </msup>
    </mstyle>
    <annotation encoding="StarMath 5.0">size 10{{10}^{-12} }</annotation>
  </semantics>
</math>
</file>

<file path=Object 69/content.xml><?xml version="1.0" encoding="utf-8"?>
<math xmlns="http://www.w3.org/1998/Math/MathML" display="block">
  <semantics>
    <mstyle mathsize="10pt">
      <mfrac>
        <msup>
          <mn>10</mn>
          <mn>8</mn>
        </msup>
        <msup>
          <mn>10</mn>
          <mn>17</mn>
        </msup>
      </mfrac>
    </mstyle>
    <annotation encoding="StarMath 5.0">size 10{{10}^8 over 10^17 }</annotation>
  </semantics>
</math>
</file>

<file path=Object 7/content.xml><?xml version="1.0" encoding="utf-8"?>
<math xmlns="http://www.w3.org/1998/Math/MathML" display="block">
  <semantics>
    <mstyle mathvariant="bold">
      <mstyle mathsize="9pt">
        <msup>
          <mn>10</mn>
          <mn>14</mn>
        </msup>
      </mstyle>
    </mstyle>
    <annotation encoding="StarMath 5.0">bold size 9{{10}^{14} }</annotation>
  </semantics>
</math>
</file>

<file path=Object 70/content.xml><?xml version="1.0" encoding="utf-8"?>
<math xmlns="http://www.w3.org/1998/Math/MathML" display="block">
  <semantics>
    <mstyle mathsize="10pt">
      <msup>
        <mn>10</mn>
        <mrow>
          <mo stretchy="false">−</mo>
          <mn>14</mn>
        </mrow>
      </msup>
    </mstyle>
    <annotation encoding="StarMath 5.0">size 10{{10^{-14}} }</annotation>
  </semantics>
</math>
</file>

<file path=Object 71/content.xml><?xml version="1.0" encoding="utf-8"?>
<math xmlns="http://www.w3.org/1998/Math/MathML" display="block">
  <semantics>
    <mstyle mathsize="10pt">
      <mfrac>
        <mrow>
          <msup>
            <mn>10</mn>
            <mrow>
              <mo stretchy="false">−</mo>
              <mn>4</mn>
            </mrow>
          </msup>
          <mrow>
            <mspace width="0.5em"/>
            <mo stretchy="false">×</mo>
            <mspace width="0.5em"/>
          </mrow>
          <msup>
            <mn>10</mn>
            <mn>9</mn>
          </msup>
        </mrow>
        <mrow>
          <msup>
            <mn>10</mn>
            <mn>5</mn>
          </msup>
          <mrow>
            <mspace width="0.5em"/>
            <mo stretchy="false">×</mo>
            <mspace width="0.5em"/>
          </mrow>
          <msup>
            <mn>10</mn>
            <mrow>
              <mo stretchy="false">−</mo>
              <mn>7</mn>
            </mrow>
          </msup>
        </mrow>
      </mfrac>
    </mstyle>
    <annotation encoding="StarMath 5.0">size 10{{{10}^{-4} `times` {10}^9} over {{10}^5` times `{10^{-7}}}}</annotation>
  </semantics>
</math>
</file>

<file path=Object 72/content.xml><?xml version="1.0" encoding="utf-8"?>
<math xmlns="http://www.w3.org/1998/Math/MathML" display="block">
  <semantics>
    <mstyle mathsize="10pt">
      <msup>
        <mn>10</mn>
        <mn>7</mn>
      </msup>
    </mstyle>
    <annotation encoding="StarMath 5.0">size 10{{10}^7 }</annotation>
  </semantics>
</math>
</file>

<file path=Object 73/content.xml><?xml version="1.0" encoding="utf-8"?>
<math xmlns="http://www.w3.org/1998/Math/MathML" display="block">
  <semantics>
    <mstyle mathsize="10pt">
      <mrow>
        <msup>
          <mn>10</mn>
          <mn>5</mn>
        </msup>
        <mrow>
          <mspace width="0.5em"/>
          <mo stretchy="false">×</mo>
          <mspace width="0.5em"/>
        </mrow>
        <msup>
          <mn>10</mn>
          <mrow>
            <mo stretchy="false">−</mo>
            <mn>14</mn>
          </mrow>
        </msup>
        <mrow>
          <mspace width="0.5em"/>
          <mo stretchy="false">×</mo>
          <mspace width="0.5em"/>
        </mrow>
        <msup>
          <mn>10</mn>
          <mrow>
            <mo stretchy="false">−</mo>
            <mn>3</mn>
          </mrow>
        </msup>
      </mrow>
    </mstyle>
    <annotation encoding="StarMath 5.0">size 10{{10}^{5} `times` {10}^{-14} `times` {10}^{-3}}</annotation>
  </semantics>
</math>
</file>

<file path=Object 74/content.xml><?xml version="1.0" encoding="utf-8"?>
<math xmlns="http://www.w3.org/1998/Math/MathML" display="block">
  <semantics>
    <mstyle mathsize="10pt">
      <msup>
        <mn>10</mn>
        <mn>14</mn>
      </msup>
    </mstyle>
    <annotation encoding="StarMath 5.0">size 10{ {10}^14}</annotation>
  </semantics>
</math>
</file>

<file path=Object 8/content.xml><?xml version="1.0" encoding="utf-8"?>
<math xmlns="http://www.w3.org/1998/Math/MathML" display="block">
  <semantics>
    <mstyle mathvariant="bold">
      <mstyle mathsize="9pt">
        <msup>
          <mn>10</mn>
          <mrow>
            <mo stretchy="false">−</mo>
            <mn>18</mn>
          </mrow>
        </msup>
      </mstyle>
    </mstyle>
    <annotation encoding="StarMath 5.0">bold size 9{{10}^{-18} }</annotation>
  </semantics>
</math>
</file>

<file path=Object 80/content.xml><?xml version="1.0" encoding="utf-8"?>
<math xmlns="http://www.w3.org/1998/Math/MathML" display="block">
  <semantics>
    <mstyle mathsize="10pt">
      <mfrac>
        <mrow>
          <mtext>(</mtext>
          <msup>
            <mn>10</mn>
            <mn>4</mn>
          </msup>
          <msup>
            <mtext>)</mtext>
            <mrow>
              <mo stretchy="false">−</mo>
              <mn>2</mn>
            </mrow>
          </msup>
          <mrow>
            <mspace width="0.5em"/>
            <mo stretchy="false">×</mo>
            <mspace width="0.5em"/>
          </mrow>
          <mn>10</mn>
        </mrow>
        <msup>
          <mn>10</mn>
          <mrow>
            <mo stretchy="false">−</mo>
            <mn>3</mn>
          </mrow>
        </msup>
      </mfrac>
    </mstyle>
    <annotation encoding="StarMath 5.0">size 10{{{"("{10}^4")"^{-2}` times `{10}} over {{10}^{-3}}}}</annotation>
  </semantics>
</math>
</file>

<file path=Object 84/content.xml><?xml version="1.0" encoding="utf-8"?>
<math xmlns="http://www.w3.org/1998/Math/MathML" display="block">
  <semantics>
    <mfrac>
      <mrow>
        <msup>
          <mn>10</mn>
          <mn>4</mn>
        </msup>
        <mspace width="0.5em"/>
        <mi mathvariant="normal">@</mi>
        <mspace width="0.5em"/>
        <msup>
          <mn>10</mn>
          <mn>3</mn>
        </msup>
        <mspace width="0.5em"/>
        <mi mathvariant="normal">@</mi>
        <mspace width="0.5em"/>
        <msup>
          <mn>10</mn>
          <mn>2</mn>
        </msup>
      </mrow>
      <msup>
        <mn>10</mn>
        <mn>2</mn>
      </msup>
    </mfrac>
    <annotation encoding="StarMath 5.0">{  10^4` %UxE083 `10^3` %UxE083 `10^2 } over {   10^2 }
</annotation>
  </semantics>
</math>
</file>

<file path=Object 9/content.xml><?xml version="1.0" encoding="utf-8"?>
<math xmlns="http://www.w3.org/1998/Math/MathML" display="block">
  <semantics>
    <mstyle mathvariant="bold">
      <mstyle mathsize="9pt">
        <msup>
          <mn>10</mn>
          <mn>12</mn>
        </msup>
      </mstyle>
    </mstyle>
    <annotation encoding="StarMath 5.0">bold size 9{{10}^12 }</annotation>
  </semantics>
</math>
</file>